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98a3d"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85005f"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8f78"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Standard">
      <style:paragraph-properties style:line-height-at-least="0.503cm"/>
      <style:text-properties fo:color="#d4d4d4" loext:opacity="100%" style:font-name="Droid Sans Mono" fo:font-size="10.5pt" fo:font-weight="normal" fo:background-color="#1e1e1e"/>
    </style:style>
    <style:style style:name="P140"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41"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42"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43"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44"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46"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47"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48"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49" style:family="paragraph" style:parent-style-name="Standard">
      <style:paragraph-properties style:line-height-at-least="0.503cm"/>
    </style:style>
    <style:style style:name="P150" style:family="paragraph" style:parent-style-name="Preformatted_20_Text">
      <style:paragraph-properties fo:margin-top="0cm" fo:margin-bottom="0cm" style:contextual-spacing="false" fo:line-height="145%" fo:orphans="2" fo:widows="2" fo:padding="0cm" fo:border="none"/>
    </style:style>
    <style:style style:name="P151"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52"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53" style:family="paragraph" style:parent-style-name="Standard">
      <style:paragraph-properties style:line-height-at-least="0.503cm"/>
      <style:text-properties fo:color="#569cd6" loext:opacity="100%" style:font-name="Droid Sans Mono" fo:font-size="10.5pt" fo:font-weight="normal" fo:background-color="#1e1e1e"/>
    </style:style>
    <style:style style:name="P154" style:family="paragraph" style:parent-style-name="Standard">
      <style:paragraph-properties style:line-height-at-least="0.503cm"/>
      <style:text-properties fo:color="#ce9178" loext:opacity="100%" style:font-name="Droid Sans Mono" fo:font-size="10.5pt" fo:font-weight="normal" fo:background-color="#1e1e1e"/>
    </style:style>
    <style:style style:name="P155" style:family="paragraph" style:parent-style-name="Standard">
      <style:paragraph-properties style:line-height-at-least="0.503cm"/>
      <style:text-properties fo:color="#6a9955" loext:opacity="100%" style:font-name="Droid Sans Mono" fo:font-size="10.5pt" fo:font-weight="normal" fo:background-color="#1e1e1e"/>
    </style:style>
    <style:style style:name="P156"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57"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58"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59" style:family="paragraph" style:parent-style-name="Standard">
      <style:text-properties officeooo:paragraph-rsid="00b5e7ab"/>
    </style:style>
    <style:style style:name="P160" style:family="paragraph" style:parent-style-name="Text_20_body">
      <style:text-properties officeooo:paragraph-rsid="00b5e7ab"/>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62"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6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7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7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74" style:family="paragraph" style:parent-style-name="Standard">
      <style:paragraph-properties style:line-height-at-least="0.503cm"/>
      <style:text-properties fo:color="#d4d4d4" loext:opacity="100%" style:font-name="Droid Sans Mono" fo:font-size="10.5pt" fo:font-weight="normal" fo:background-color="#1e1e1e"/>
    </style:style>
    <style:style style:name="P175" style:family="paragraph" style:parent-style-name="Standard">
      <style:paragraph-properties style:line-height-at-least="0.503cm"/>
      <style:text-properties fo:color="#ce9178" loext:opacity="100%" style:font-name="Droid Sans Mono" fo:font-size="10.5pt" fo:font-weight="normal" fo:background-color="#1e1e1e"/>
    </style:style>
    <style:style style:name="P176"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81" style:family="paragraph" style:parent-style-name="Text_20_body">
      <style:text-properties officeooo:paragraph-rsid="00dcd661"/>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23"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28"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29"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0"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1"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32"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33"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34"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35"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0" style:family="text">
      <style:text-properties fo:font-variant="normal" fo:text-transform="none" fo:color="#24292e" loext:opacity="100%" fo:font-size="12pt" fo:letter-spacing="normal" fo:font-style="normal" fo:font-weight="bold" officeooo:rsid="004324b5" loext:padding="0cm" loext:border="none"/>
    </style:style>
    <style:style style:name="T41"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42"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43"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44" style:family="text">
      <style:text-properties fo:font-variant="normal" fo:text-transform="none" fo:color="#e83e8c" loext:opacity="100%" style:font-name="SFMono-Regular" fo:font-size="9.75pt" fo:letter-spacing="normal" fo:font-style="normal" fo:font-weight="normal" loext:padding="0cm" loext:border="none"/>
    </style:style>
    <style:style style:name="T45"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46" style:family="text">
      <style:text-properties fo:font-variant="normal" fo:text-transform="none" style:font-name="var font-family-monospace" fo:font-size="10.5pt" fo:letter-spacing="normal" fo:font-style="normal" fo:font-weight="normal" loext:padding="0cm" loext:border="none"/>
    </style:style>
    <style:style style:name="T47"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8"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49"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0"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1"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2"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55"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56"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11"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12"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13"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14"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15"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16"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17"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18"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19"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20"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21"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22"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23"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24"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25"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26"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27"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28"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29"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30"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31"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32"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33"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34"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35"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36"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37"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38"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39"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40"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41"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2"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3"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47"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8"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49"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50"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51"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52"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53"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4"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55"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56"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57"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58"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59"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0"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1"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62"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3"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64"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5"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166" style:family="text">
      <style:text-properties style:font-name="var font-family-monospace" fo:font-size="10.5pt" fo:font-weight="normal" loext:padding="0cm" loext:border="none"/>
    </style:style>
    <style:style style:name="T167" style:family="text">
      <style:text-properties style:font-name="var font-family-monospace" fo:font-size="10.5pt" fo:font-weight="normal" style:font-size-asian="10pt" style:font-size-complex="10pt" loext:padding="0cm" loext:border="none"/>
    </style:style>
    <style:style style:name="T168" style:family="text">
      <style:text-properties style:font-name="var font-family-monospace" fo:font-size="10.5pt" fo:font-weight="normal" officeooo:rsid="0047cfd5" style:font-size-asian="10pt" style:font-size-complex="10pt" loext:padding="0cm" loext:border="none"/>
    </style:style>
    <style:style style:name="T169" style:family="text">
      <style:text-properties style:font-name="var font-family-monospace" fo:font-size="10.5pt" fo:font-weight="normal" officeooo:rsid="0053e53b" style:font-size-asian="10pt" style:font-size-complex="10pt" loext:padding="0cm" loext:border="none"/>
    </style:style>
    <style:style style:name="T170" style:family="text">
      <style:text-properties style:font-name="var font-family-monospace" fo:font-size="10.5pt" fo:font-weight="normal" officeooo:rsid="00556418" style:font-size-asian="10pt" style:font-size-complex="10pt" loext:padding="0cm" loext:border="none"/>
    </style:style>
    <style:style style:name="T171" style:family="text">
      <style:text-properties style:font-name="var font-family-monospace" fo:font-size="10.5pt" fo:font-weight="normal" officeooo:rsid="00461d3e" loext:padding="0cm" loext:border="none"/>
    </style:style>
    <style:style style:name="T172" style:family="text">
      <style:text-properties style:font-name="var font-family-monospace" fo:font-size="10.5pt" fo:font-weight="normal" officeooo:rsid="0047cfd5" loext:padding="0cm" loext:border="none"/>
    </style:style>
    <style:style style:name="T173" style:family="text">
      <style:text-properties style:font-name="var font-family-monospace" fo:font-size="10.5pt" style:text-underline-style="none" fo:font-weight="normal" officeooo:rsid="00570f39" loext:padding="0cm" loext:border="none"/>
    </style:style>
    <style:style style:name="T174" style:family="text">
      <style:text-properties style:font-name="var font-family-monospace" fo:font-size="10.5pt" style:text-underline-style="none" fo:font-weight="normal" officeooo:rsid="005f3034" loext:padding="0cm" loext:border="none"/>
    </style:style>
    <style:style style:name="T175" style:family="text">
      <style:text-properties style:font-name="var font-family-monospace" fo:font-size="10.5pt" style:text-underline-style="none" fo:font-weight="normal" officeooo:rsid="0060be90" loext:padding="0cm" loext:border="none"/>
    </style:style>
    <style:style style:name="T176" style:family="text">
      <style:text-properties style:font-name="var font-family-monospace" fo:font-size="10.5pt" style:text-underline-style="none" fo:font-weight="normal" officeooo:rsid="005f3034" style:font-size-asian="10pt" style:font-size-complex="10pt" loext:padding="0cm" loext:border="none"/>
    </style:style>
    <style:style style:name="T177" style:family="text">
      <style:text-properties style:font-name="var font-family-monospace" fo:font-size="10.5pt" style:text-underline-style="none" fo:font-weight="normal" officeooo:rsid="0062dfed" style:font-size-asian="10pt" style:font-size-complex="10pt" loext:padding="0cm" loext:border="none"/>
    </style:style>
    <style:style style:name="T178" style:family="text">
      <style:text-properties style:font-name="var font-family-monospace" fo:font-size="10.5pt" style:text-underline-style="none" fo:font-weight="normal" officeooo:rsid="008e7f9b" style:font-size-asian="10pt" style:font-size-complex="10pt" loext:padding="0cm" loext:border="none"/>
    </style:style>
    <style:style style:name="T179" style:family="text">
      <style:text-properties style:font-name="var font-family-monospace" fo:font-size="10.5pt" style:text-underline-style="none" fo:font-weight="normal" officeooo:rsid="0095d032" style:font-size-asian="10pt" style:font-size-complex="10pt" loext:padding="0cm" loext:border="none"/>
    </style:style>
    <style:style style:name="T180" style:family="text">
      <style:text-properties style:font-name="var font-family-monospace" fo:font-size="10.5pt" style:text-underline-style="none" fo:font-weight="normal" officeooo:rsid="00971d06" style:font-size-asian="10pt" style:font-size-complex="10pt" loext:padding="0cm" loext:border="none"/>
    </style:style>
    <style:style style:name="T181" style:family="text">
      <style:text-properties style:font-name="var font-family-monospace" fo:font-size="10.5pt" style:text-underline-style="none" officeooo:rsid="0062dfed" style:font-size-asian="10pt" style:font-size-complex="10pt" loext:padding="0cm" loext:border="none"/>
    </style:style>
    <style:style style:name="T182" style:family="text">
      <style:text-properties style:font-name="var font-family-monospace" fo:font-size="10.5pt" style:text-underline-style="none" officeooo:rsid="00636ba0" style:font-size-asian="10pt" style:font-size-complex="10pt" loext:padding="0cm" loext:border="none"/>
    </style:style>
    <style:style style:name="T183" style:family="text">
      <style:text-properties style:font-name="var font-family-monospace" fo:font-size="10.5pt" style:text-underline-style="none" officeooo:rsid="0067b1cd" style:font-size-asian="10pt" style:font-size-complex="10pt" loext:padding="0cm" loext:border="none"/>
    </style:style>
    <style:style style:name="T184" style:family="text">
      <style:text-properties style:font-name="var font-family-monospace" fo:font-size="10.5pt" style:text-underline-style="none" officeooo:rsid="005f3034" style:font-size-asian="10pt" style:font-size-complex="10pt" loext:padding="0cm" loext:border="none"/>
    </style:style>
    <style:style style:name="T185" style:family="text">
      <style:text-properties style:font-name="var font-family-monospace" fo:font-size="10.5pt" style:text-underline-style="none" officeooo:rsid="0095d032" style:font-size-asian="10pt" style:font-size-complex="10pt" loext:padding="0cm" loext:border="none"/>
    </style:style>
    <style:style style:name="T186"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187" style:family="text">
      <style:text-properties style:font-name="var font-family-monospace" fo:font-size="10.5pt" officeooo:rsid="0062dfed" style:font-size-asian="10pt" style:font-size-complex="10pt" loext:padding="0cm" loext:border="none"/>
    </style:style>
    <style:style style:name="T188" style:family="text">
      <style:text-properties officeooo:rsid="002eed30"/>
    </style:style>
    <style:style style:name="T189" style:family="text">
      <style:text-properties officeooo:rsid="00305410"/>
    </style:style>
    <style:style style:name="T190" style:family="text">
      <style:text-properties style:text-underline-style="solid" style:text-underline-width="auto" style:text-underline-color="font-color"/>
    </style:style>
    <style:style style:name="T191" style:family="text">
      <style:text-properties fo:color="#c9211e" loext:opacity="100%" style:font-name="apple-system" officeooo:rsid="003c81b2" loext:padding="0cm" loext:border="none"/>
    </style:style>
    <style:style style:name="T192" style:family="text">
      <style:text-properties fo:color="#c9211e" loext:opacity="100%" style:font-name="apple-system" style:text-underline-style="solid" style:text-underline-width="auto" style:text-underline-color="font-color" officeooo:rsid="003c81b2" loext:padding="0cm" loext:border="none"/>
    </style:style>
    <style:style style:name="T193" style:family="text">
      <style:text-properties fo:color="#c9211e" loext:opacity="100%" style:font-name="apple-system" style:text-underline-style="solid" style:text-underline-width="auto" style:text-underline-color="font-color" officeooo:rsid="003eb6f2" loext:padding="0cm" loext:border="none"/>
    </style:style>
    <style:style style:name="T194" style:family="text">
      <style:text-properties fo:color="#c9211e" loext:opacity="100%" style:font-name="apple-system" style:text-underline-style="solid" style:text-underline-width="auto" style:text-underline-color="font-color" officeooo:rsid="00408eb6" loext:padding="0cm" loext:border="none"/>
    </style:style>
    <style:style style:name="T195" style:family="text">
      <style:text-properties fo:color="#c9211e" loext:opacity="100%" style:font-name="apple-system" style:text-underline-style="solid" style:text-underline-width="auto" style:text-underline-color="font-color" officeooo:rsid="004c1fbf" loext:padding="0cm" loext:border="none"/>
    </style:style>
    <style:style style:name="T196" style:family="text">
      <style:text-properties fo:color="#c9211e" loext:opacity="100%" style:font-name="apple-system" style:text-underline-style="none" officeooo:rsid="003c81b2" loext:padding="0cm" loext:border="none"/>
    </style:style>
    <style:style style:name="T197" style:family="text">
      <style:text-properties fo:color="#000000" loext:opacity="100%" officeooo:rsid="0032ad78"/>
    </style:style>
    <style:style style:name="T198" style:family="text">
      <style:text-properties fo:color="#000000" loext:opacity="100%" style:font-name="apple-system" fo:font-weight="normal" officeooo:rsid="00337ce7" style:font-weight-asian="normal" style:font-weight-complex="normal" loext:padding="0cm" loext:border="none"/>
    </style:style>
    <style:style style:name="T199" style:family="text">
      <style:text-properties fo:color="#000000" loext:opacity="100%" style:font-name="apple-system" fo:font-weight="normal" officeooo:rsid="00375fb5" style:font-weight-asian="normal" style:font-weight-complex="normal" loext:padding="0cm" loext:border="none"/>
    </style:style>
    <style:style style:name="T200" style:family="text">
      <style:text-properties fo:color="#000000" loext:opacity="100%" style:font-name="apple-system" fo:font-weight="normal" officeooo:rsid="003c81b2" style:font-weight-asian="normal" style:font-weight-complex="normal" loext:padding="0cm" loext:border="none"/>
    </style:style>
    <style:style style:name="T201" style:family="text">
      <style:text-properties fo:color="#000000" loext:opacity="100%" style:font-name="apple-system" fo:font-weight="normal" officeooo:rsid="003fabd5" style:font-weight-asian="normal" style:font-weight-complex="normal" loext:padding="0cm" loext:border="none"/>
    </style:style>
    <style:style style:name="T202" style:family="text">
      <style:text-properties fo:color="#000000" loext:opacity="100%" style:font-name="apple-system" fo:font-weight="normal" officeooo:rsid="00408eb6" style:font-weight-asian="normal" style:font-weight-complex="normal" loext:padding="0cm" loext:border="none"/>
    </style:style>
    <style:style style:name="T203"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04"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05"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06"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07" style:family="text">
      <style:text-properties fo:color="#000000" loext:opacity="100%" officeooo:rsid="00337ce7" style:font-weight-asian="normal" style:font-weight-complex="normal"/>
    </style:style>
    <style:style style:name="T208"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09"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10" style:family="text">
      <style:text-properties style:font-name="apple-system" fo:background-color="transparent" loext:char-shading-value="0" loext:padding="0cm" loext:border="none"/>
    </style:style>
    <style:style style:name="T211" style:family="text">
      <style:text-properties style:font-name="apple-system" officeooo:rsid="009c94e9" fo:background-color="transparent" loext:char-shading-value="0" loext:padding="0cm" loext:border="none"/>
    </style:style>
    <style:style style:name="T212" style:family="text">
      <style:text-properties style:font-name="apple-system" loext:padding="0cm" loext:border="none"/>
    </style:style>
    <style:style style:name="T213" style:family="text">
      <style:text-properties style:font-name="apple-system" officeooo:rsid="0053e53b" loext:padding="0cm" loext:border="none"/>
    </style:style>
    <style:style style:name="T214" style:family="text">
      <style:text-properties style:font-name="apple-system" style:text-underline-style="none" fo:font-weight="normal" officeooo:rsid="0053e53b" loext:padding="0cm" loext:border="none"/>
    </style:style>
    <style:style style:name="T215" style:family="text">
      <style:text-properties style:font-name="apple-system" style:text-underline-style="none" fo:font-weight="normal" officeooo:rsid="00556418" loext:padding="0cm" loext:border="none"/>
    </style:style>
    <style:style style:name="T216" style:family="text">
      <style:text-properties style:font-name="apple-system" style:text-underline-style="none" fo:font-weight="normal" officeooo:rsid="00570f39" loext:padding="0cm" loext:border="none"/>
    </style:style>
    <style:style style:name="T217" style:family="text">
      <style:text-properties style:font-name="apple-system" style:text-underline-style="none" fo:font-weight="normal" officeooo:rsid="00578f78" loext:padding="0cm" loext:border="none"/>
    </style:style>
    <style:style style:name="T218" style:family="text">
      <style:text-properties style:font-name="apple-system" style:text-underline-style="none" fo:font-weight="normal" officeooo:rsid="005a354f" loext:padding="0cm" loext:border="none"/>
    </style:style>
    <style:style style:name="T219" style:family="text">
      <style:text-properties style:font-name="apple-system" style:text-underline-style="none" fo:font-weight="normal" officeooo:rsid="005adf87" loext:padding="0cm" loext:border="none"/>
    </style:style>
    <style:style style:name="T220" style:family="text">
      <style:text-properties style:font-name="apple-system" style:text-underline-style="none" fo:font-weight="normal" officeooo:rsid="007e2260" loext:padding="0cm" loext:border="none"/>
    </style:style>
    <style:style style:name="T221" style:family="text">
      <style:text-properties style:font-name="apple-system" style:text-underline-style="none" fo:font-weight="normal" officeooo:rsid="007f87d6" loext:padding="0cm" loext:border="none"/>
    </style:style>
    <style:style style:name="T222" style:family="text">
      <style:text-properties style:font-name="apple-system" style:text-underline-style="none" fo:font-weight="normal" officeooo:rsid="00815a55" loext:padding="0cm" loext:border="none"/>
    </style:style>
    <style:style style:name="T223" style:family="text">
      <style:text-properties style:font-name="apple-system" style:text-underline-style="none" fo:font-weight="normal" officeooo:rsid="0082c95a" loext:padding="0cm" loext:border="none"/>
    </style:style>
    <style:style style:name="T224" style:family="text">
      <style:text-properties style:font-name="apple-system" style:text-underline-style="none" fo:font-weight="normal" officeooo:rsid="0085005f" loext:padding="0cm" loext:border="none"/>
    </style:style>
    <style:style style:name="T225" style:family="text">
      <style:text-properties style:font-name="apple-system" style:text-underline-style="none" fo:font-weight="normal" officeooo:rsid="0086ca39" loext:padding="0cm" loext:border="none"/>
    </style:style>
    <style:style style:name="T226" style:family="text">
      <style:text-properties style:font-name="apple-system" style:text-underline-style="none" fo:font-weight="normal" officeooo:rsid="00971d06" fo:background-color="transparent" loext:char-shading-value="0" loext:padding="0cm" loext:border="none"/>
    </style:style>
    <style:style style:name="T227" style:family="text">
      <style:text-properties style:font-name="apple-system" style:text-underline-style="none" fo:font-weight="normal" officeooo:rsid="00979c45" fo:background-color="transparent" loext:char-shading-value="0" loext:padding="0cm" loext:border="none"/>
    </style:style>
    <style:style style:name="T228" style:family="text">
      <style:text-properties style:font-name="apple-system" style:text-underline-style="none" fo:font-weight="normal" officeooo:rsid="00988712" fo:background-color="transparent" loext:char-shading-value="0" loext:padding="0cm" loext:border="none"/>
    </style:style>
    <style:style style:name="T229" style:family="text">
      <style:text-properties style:font-name="apple-system" style:text-underline-style="none" fo:font-weight="normal" officeooo:rsid="009c94e9" fo:background-color="transparent" loext:char-shading-value="0" loext:padding="0cm" loext:border="none"/>
    </style:style>
    <style:style style:name="T230" style:family="text">
      <style:text-properties style:font-name="apple-system" style:text-underline-style="none" fo:font-weight="normal" officeooo:rsid="009f8c0c" fo:background-color="transparent" loext:char-shading-value="0" loext:padding="0cm" loext:border="none"/>
    </style:style>
    <style:style style:name="T231" style:family="text">
      <style:text-properties style:font-name="apple-system" style:text-underline-style="none" fo:font-weight="normal" officeooo:rsid="00a0581b" fo:background-color="transparent" loext:char-shading-value="0" loext:padding="0cm" loext:border="none"/>
    </style:style>
    <style:style style:name="T232" style:family="text">
      <style:text-properties style:font-name="apple-system" style:text-underline-style="none" fo:font-weight="normal" officeooo:rsid="00a12891" fo:background-color="transparent" loext:char-shading-value="0" loext:padding="0cm" loext:border="none"/>
    </style:style>
    <style:style style:name="T233" style:family="text">
      <style:text-properties style:font-name="apple-system" style:text-underline-style="none" fo:font-weight="normal" officeooo:rsid="00a16223" fo:background-color="transparent" loext:char-shading-value="0" loext:padding="0cm" loext:border="none"/>
    </style:style>
    <style:style style:name="T234" style:family="text">
      <style:text-properties style:font-name="apple-system" style:text-underline-style="none" loext:padding="0cm" loext:border="none"/>
    </style:style>
    <style:style style:name="T235" style:family="text">
      <style:text-properties style:font-name="apple-system" officeooo:rsid="00578f78" loext:padding="0cm" loext:border="none"/>
    </style:style>
    <style:style style:name="T236" style:family="text">
      <style:text-properties style:font-name="apple-system" officeooo:rsid="005a354f" loext:padding="0cm" loext:border="none"/>
    </style:style>
    <style:style style:name="T237" style:family="text">
      <style:text-properties style:font-name="apple-system" officeooo:rsid="005adf87" loext:padding="0cm" loext:border="none"/>
    </style:style>
    <style:style style:name="T238" style:family="text">
      <style:text-properties style:font-name="apple-system" officeooo:rsid="005e0cc5" loext:padding="0cm" loext:border="none"/>
    </style:style>
    <style:style style:name="T239" style:family="text">
      <style:text-properties style:font-name="apple-system" officeooo:rsid="005f3034" loext:padding="0cm" loext:border="none"/>
    </style:style>
    <style:style style:name="T240" style:family="text">
      <style:text-properties style:font-name="apple-system" officeooo:rsid="005fbdc5" loext:padding="0cm" loext:border="none"/>
    </style:style>
    <style:style style:name="T241" style:family="text">
      <style:text-properties style:font-name="apple-system" officeooo:rsid="0061853e" loext:padding="0cm" loext:border="none"/>
    </style:style>
    <style:style style:name="T242" style:family="text">
      <style:text-properties style:font-name="apple-system" officeooo:rsid="007e2260" loext:padding="0cm" loext:border="none"/>
    </style:style>
    <style:style style:name="T243" style:family="text">
      <style:text-properties style:font-name="apple-system" officeooo:rsid="0082c95a" loext:padding="0cm" loext:border="none"/>
    </style:style>
    <style:style style:name="T244" style:family="text">
      <style:text-properties style:font-name="apple-system" officeooo:rsid="00885965" loext:padding="0cm" loext:border="none"/>
    </style:style>
    <style:style style:name="T245" style:family="text">
      <style:text-properties style:font-name="apple-system" style:text-underline-style="solid" style:text-underline-width="auto" style:text-underline-color="font-color" officeooo:rsid="004324b5" loext:padding="0cm" loext:border="none"/>
    </style:style>
    <style:style style:name="T246" style:family="text">
      <style:text-properties style:font-name="apple-system" style:text-underline-style="solid" style:text-underline-width="auto" style:text-underline-color="font-color" officeooo:rsid="00578f78" loext:padding="0cm" loext:border="none"/>
    </style:style>
    <style:style style:name="T247" style:family="text">
      <style:text-properties style:font-name="apple-system" style:text-underline-style="solid" style:text-underline-width="auto" style:text-underline-color="font-color" loext:padding="0cm" loext:border="none"/>
    </style:style>
    <style:style style:name="T248" style:family="text">
      <style:text-properties style:font-name="apple-system" style:text-underline-style="solid" style:text-underline-width="auto" style:text-underline-color="font-color" officeooo:rsid="00971d06" loext:padding="0cm" loext:border="none"/>
    </style:style>
    <style:style style:name="T249" style:family="text">
      <style:text-properties officeooo:rsid="003a866f"/>
    </style:style>
    <style:style style:name="T250"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251"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252"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53"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254"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255"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256"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257" style:family="text">
      <style:text-properties fo:color="#569cd6" loext:opacity="100%"/>
    </style:style>
    <style:style style:name="T258"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259"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260"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261"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262"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263" style:family="text">
      <style:text-properties fo:color="#4ec9b0" loext:opacity="100%"/>
    </style:style>
    <style:style style:name="T264"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265"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266"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267" style:family="text">
      <style:text-properties officeooo:rsid="003eb6f2"/>
    </style:style>
    <style:style style:name="T268" style:family="text">
      <style:text-properties officeooo:rsid="004ab0e0"/>
    </style:style>
    <style:style style:name="T269" style:family="text">
      <style:text-properties fo:color="#36464e" loext:opacity="100%" style:font-name="Fira Code" fo:font-size="10.5pt" style:text-underline-style="none" fo:font-weight="normal" officeooo:rsid="00570f39" loext:padding="0cm" loext:border="none"/>
    </style:style>
    <style:style style:name="T270" style:family="text">
      <style:text-properties fo:color="#36464e" loext:opacity="100%" style:font-name="var font-family-monospace" fo:font-size="10.5pt" style:text-underline-style="none" fo:font-weight="normal" officeooo:rsid="00570f39" loext:padding="0cm" loext:border="none"/>
    </style:style>
    <style:style style:name="T271" style:family="text">
      <style:text-properties fo:color="#36464e" loext:opacity="100%" style:font-name="var font-family-monospace" fo:font-size="10.5pt" style:text-underline-style="none" fo:font-weight="normal" officeooo:rsid="005f3034" loext:padding="0cm" loext:border="none"/>
    </style:style>
    <style:style style:name="T272" style:family="text">
      <style:text-properties fo:color="#24292f" loext:opacity="100%" style:font-name="apple-system" fo:font-size="9.75pt" style:text-underline-style="none" fo:font-weight="normal" officeooo:rsid="005a354f" loext:padding="0cm" loext:border="none"/>
    </style:style>
    <style:style style:name="T273" style:family="text">
      <style:text-properties fo:color="#212529" loext:opacity="100%" style:font-name="apple-system1" fo:font-weight="normal"/>
    </style:style>
    <style:style style:name="T274" style:family="text">
      <style:text-properties fo:color="#212529" loext:opacity="100%" style:font-name="apple-system1" fo:font-weight="normal" fo:background-color="transparent" loext:char-shading-value="0"/>
    </style:style>
    <style:style style:name="T275" style:family="text">
      <style:text-properties fo:color="#ce9178" loext:opacity="100%"/>
    </style:style>
    <style:style style:name="T276" style:family="text">
      <style:text-properties fo:color="#ce9178" loext:opacity="100%" officeooo:rsid="009be68b"/>
    </style:style>
    <style:style style:name="T277"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278" style:family="text">
      <style:text-properties fo:color="#9cdcfe" loext:opacity="100%"/>
    </style:style>
    <style:style style:name="T279" style:family="text">
      <style:text-properties fo:color="#9cdcfe" loext:opacity="100%" officeooo:rsid="008ea4d1"/>
    </style:style>
    <style:style style:name="T280"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281" style:family="text">
      <style:text-properties fo:color="#dcdcaa" loext:opacity="100%"/>
    </style:style>
    <style:style style:name="T282" style:family="text">
      <style:text-properties fo:color="#b5cea8" loext:opacity="100%"/>
    </style:style>
    <style:style style:name="T283" style:family="text">
      <style:text-properties fo:color="#6a9955" loext:opacity="100%"/>
    </style:style>
    <style:style style:name="T284" style:family="text">
      <style:text-properties fo:color="#c586c0" loext:opacity="100%"/>
    </style:style>
    <style:style style:name="T285" style:family="text">
      <style:text-properties fo:color="#808080" loext:opacity="100%"/>
    </style:style>
    <style:style style:name="T286" style:family="text">
      <style:text-properties style:font-name="ui-monospace" fo:font-size="9.7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45">http://127.0.0.1:8080/bonjour.php</text:span></text:span><text:span text:style-name="T2"> (adapter le port de connexion si nécessaire).</text:span></text:p>
      <text:p text:style-name="P1">Pour rappel :</text:p>
      <text:list text:style-name="L1">
        <text:list-item>
          <text:p text:style-name="P176"><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44">php -S 127.0.0.1:8080</text:span></text:span><text:span text:style-name="T1"> ; laisser le terminal ouvert tant que le serveur doit tourner)</text:span></text:p>
        </text:list-item>
        <text:list-item>
          <text:p text:style-name="P176"><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44">www</text:span></text:span><text:span text:style-name="T1"> de votre outil de développement locale, par ex: </text:span><text:a xlink:type="simple" xlink:href="../../../../../C:/laragon/www" text:style-name="Internet_20_link" text:visited-style-name="Visited_20_Internet_20_Link"><text:span text:style-name="Source_20_Text"><text:span text:style-name="T44">C:/laragon/www</text:span></text:span></text:a><text:span text:style-name="T1">.</text:span></text:p>
        </text:list-item>
      </text:list>
      <text:p text:style-name="P2"/>
      <text:p text:style-name="P4">Ou, utiliser le site PHP Sandbox</text:p>
      <text:p text:style-name="P4"/>
      <text:p text:style-name="P5"><text:span text:style-name="Source_20_Text"><text:span text:style-name="T208">Fichier contenant les erreurs de PHP : </text:span></text:span><text:span text:style-name="Source_20_Text"><text:span text:style-name="T209">'C:/&lt;repertoire_logs&gt;/php_error.log'</text:span></text:span></text:p>
      <text:p text:style-name="P4"/>
      <text:p text:style-name="P4"/>
      <text:p text:style-name="P39">La fonction dd() : Dump &amp; Die</text:p>
      <text:p text:style-name="P39"/>
      <text:p text:style-name="P39"><text:span text:style-name="T273">Elle permet d'afficher du texte à l'écra</text:span><text:span text:style-name="T274">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188">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189">Pour arrêter le serveur </text:span>entrer : </text:p>
      <text:p text:style-name="P17">ctrl + c</text:p>
      <text:p text:style-name="P6"/>
      <text:p text:style-name="P9"/>
      <text:p text:style-name="P6"/>
      <text:p text:style-name="P6"/>
      <text:p text:style-name="P6"/>
      <text:p text:style-name="P77">SYMFONY LOCAL WEB SERVER</text:p>
      <text:p text:style-name="P20"/>
      <text:p text:style-name="P91"><text:span text:style-name="T3">Commencer par installer <text:s/></text:span><text:span text:style-name="Source_20_Text"><text:span text:style-name="T46">symfony server:ca:install <text:s/></text:span></text:span><text:span text:style-name="Source_20_Text"><text:span text:style-name="T111">(pour la 1ère fois, dans un terminal)</text:span></text:span></text:p>
      <text:p text:style-name="P12"/>
      <text:p text:style-name="P7">- Ecrire dans le terminal du dossier global du projet :</text:p>
      <text:p text:style-name="P15">symfony serve <text:s text:c="2"/><text:span text:style-name="T268">(et </text:span><text:span text:style-name="T189">symfony server:s</text:span><text:span text:style-name="T268">tatus pour connaître l’état du serveur)</text:span></text:p>
      <text:p text:style-name="P7"/>
      <text:p text:style-name="P8">- Ecrire dans le terminal du dossier global du projet, <text:span text:style-name="T188">pour faire tourner le serveur en arrière plan (et pouvoir continuer à entrer des commandes via le terminal)</text:span> :</text:p>
      <text:p text:style-name="P14">symfony serve -<text:span text:style-name="T188">d</text:span></text:p>
      <text:p text:style-name="P13"/>
      <text:p text:style-name="P13"/>
      <text:p text:style-name="P8">→ Et dans le navigateur entrer : </text:p>
      <text:p text:style-name="P8">localhost:8000</text:p>
      <text:p text:style-name="P8"/>
      <text:p text:style-name="P9">→ <text:span text:style-name="T189">Pour arrêter le serveur </text:span>entrer : </text:p>
      <text:p text:style-name="P16">symfony server:stop</text:p>
      <text:p text:style-name="P16"/>
      <text:p text:style-name="P16"/>
      <text:p text:style-name="P47"><text:soft-page-break/>CRÉER UN NOUVEAU PROJET SYMFONY :</text:p>
      <text:p text:style-name="P32"/>
      <text:p text:style-name="P31"><text:span text:style-name="Source_20_Text"><text:span text:style-name="T167">composer create-project symfony/website-skeleton monProjet v5.4.*</text:span></text:span></text:p>
      <text:p text:style-name="P31"><text:span text:style-name="Source_20_Text"><text:span text:style-name="T166"/></text:span></text:p>
      <text:p text:style-name="P33"><text:span text:style-name="Source_20_Text"><text:span text:style-name="T166">composer create-project symfony/skeleton </text:span></text:span><text:span text:style-name="Source_20_Text"><text:span text:style-name="T171">myProject <text:s/></text:span></text:span></text:p>
      <text:p text:style-name="P33"><text:span text:style-name="Source_20_Text"><text:span text:style-name="T171"/></text:span></text:p>
      <text:p text:style-name="P33"><text:span text:style-name="Source_20_Text"><text:span text:style-name="T172">OU <text:s/></text:span></text:span></text:p>
      <text:p text:style-name="P33"><text:span text:style-name="Source_20_Text"><text:span text:style-name="T168"/></text:span></text:p>
      <text:p text:style-name="P33"><text:span text:style-name="Source_20_Text"><text:span text:style-name="T167">symfony new </text:span></text:span><text:span text:style-name="Source_20_Text"><text:span text:style-name="T168">myProject</text:span></text:span></text:p>
      <text:p text:style-name="P33"><text:span text:style-name="Source_20_Text"><text:span text:style-name="T168"/></text:span></text:p>
      <text:p text:style-name="P33"><text:span text:style-name="Source_20_Text"><text:span text:style-name="T167">symfony new </text:span></text:span><text:span text:style-name="Source_20_Text"><text:span text:style-name="T168">myProject --</text:span></text:span><text:span text:style-name="Source_20_Text"><text:span text:style-name="T169">webapp <text:s/>(ou --full <text:s text:c="4"/>→ <text:s/></text:span></text:span><text:span text:style-name="Source_20_Text"><text:span text:style-name="T170">Ancienne méthode</text:span></text:span><text:span text:style-name="Source_20_Text"><text:span text:style-name="T169">) </text:span></text:span></text:p>
      <text:p text:style-name="P31"><text:span text:style-name="Source_20_Text"><text:span text:style-name="T171"/></text:span></text:p>
      <text:p text:style-name="P31"><text:span text:style-name="Source_20_Text"><text:span text:style-name="T166"/></text:span></text:p>
      <text:p text:style-name="P99"><text:span text:style-name="Source_20_Text"><text:span text:style-name="Strong_20_Emphasis"><text:span text:style-name="T40">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2"><text:span text:style-name="Source_20_Text"><text:span text:style-name="T212">C</text:span></text:span><text:span text:style-name="Source_20_Text"><text:span text:style-name="T243">ONNEXION BDD (avec un fichier .env.dev.local)</text:span></text:span><text:span text:style-name="Source_20_Text"><text:span text:style-name="T212"> :</text:span></text:span></text:p>
      <text:p text:style-name="P62"><text:span text:style-name="Source_20_Text"><text:span text:style-name="T9"/></text:span></text:p>
      <text:p text:style-name="P62"><text:span text:style-name="Source_20_Text"><text:span text:style-name="T223">Créer un fichier .env.dev.local à la racine (afin de ne pas envoyé les mdp et identifiants à la BDD sur git)</text:span></text:span></text:p>
      <text:p text:style-name="P62"><text:span text:style-name="Source_20_Text"><text:span text:style-name="T223"/></text:span></text:p>
      <text:p text:style-name="P97"><text:span text:style-name="Source_20_Text"><text:span text:style-name="T23">Et ajouter la ligne :</text:span></text:span></text:p>
      <text:p text:style-name="P95"><text:span text:style-name="Source_20_Text"><text:span text:style-name="T49"/></text:span></text:p>
      <text:p text:style-name="P95"><text:span text:style-name="Source_20_Text"><text:span text:style-name="T48">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48">:3306/db_name?serverVersion=mariadb-10.3.34&amp;charset=utf8mb4"</text:span></text:span></text:p>
      <text:p text:style-name="P95"><text:span text:style-name="Source_20_Text"><text:span text:style-name="T48"/></text:span></text:p>
      <text:p text:style-name="P97"><text:span text:style-name="Source_20_Text"><text:span text:style-name="T24">(Ligne de connexion à la BDD)</text:span></text:span></text:p>
      <text:p text:style-name="P95"><text:span text:style-name="Source_20_Text"><text:span text:style-name="T48"/></text:span></text:p>
      <text:p text:style-name="P95"><text:span text:style-name="Source_20_Text"><text:span text:style-name="T48">En changeant : <text:s/></text:span></text:span></text:p>
      <text:p text:style-name="P95"><text:span text:style-name="Source_20_Text"><text:span text:style-name="T48"/></text:span></text:p>
      <text:p text:style-name="P95"><text:span text:style-name="Source_20_Text"><text:span text:style-name="T48">- db_user</text:span></text:span></text:p>
      <text:p text:style-name="P95"><text:span text:style-name="Source_20_Text"><text:span text:style-name="T48">- db_password</text:span></text:span></text:p>
      <text:p text:style-name="P98"><text:span text:style-name="Source_20_Text"><text:span text:style-name="T48">- db_name</text:span></text:span></text:p>
      <text:p text:style-name="P95"><text:span text:style-name="Source_20_Text"><text:span text:style-name="T48">- mariadb-10.3.34 (si le SGBD n’est pas MariaDB ou la version installée n’est pas la 10.3.34)</text:span></text:span></text:p>
      <text:p text:style-name="P95"><text:span text:style-name="Source_20_Text"><text:span text:style-name="T48"/></text:span></text:p>
      <text:p text:style-name="P95"><text:span text:style-name="Source_20_Text"><text:span text:style-name="T48">Pour voir la version de MariaDB, aller dans phpmyadmin (ou autre outil utilisé comme Dbeaver…), et entrer : </text:span></text:span><text:span text:style-name="Source_20_Text"><text:span text:style-name="T131">SELECT @@version</text:span></text:span></text:p>
      <text:p text:style-name="P95"><text:span text:style-name="Source_20_Text"><text:span text:style-name="T131"/></text:span></text:p>
      <text:p text:style-name="P95"><text:span text:style-name="Source_20_Text"><text:span text:style-name="T131">Ici, cela donne :</text:span></text:span></text:p>
      <text:p text:style-name="P95"><text:span text:style-name="Source_20_Text"><text:span text:style-name="T131"/></text:span></text:p>
      <text:p text:style-name="P96"><text:span text:style-name="Source_20_Text"><text:span text:style-name="T132">DATABASE_URL</text:span></text:span><text:span text:style-name="Source_20_Text"><text:span text:style-name="T123">=</text:span></text:span><text:span text:style-name="Source_20_Text"><text:span text:style-name="T139">"mysql://admin:Afpa1234@127.0.0.1:3306/</text:span></text:span><text:span text:style-name="Source_20_Text"><text:span text:style-name="T140">symrecipe</text:span></text:span><text:span text:style-name="Source_20_Text"><text:span text:style-name="T139">?serverVersion=mariadb-10.6.12&amp;charset=utf8mb4"</text:span></text:span></text:p>
      <text:p text:style-name="P48"><text:span text:style-name="Source_20_Text"><text:span text:style-name="T212"/></text:span></text:p>
      <text:p text:style-name="P48"><text:span text:style-name="Source_20_Text"><text:span text:style-name="T212"/></text:span></text:p>
      <text:p text:style-name="P48"><text:span text:style-name="Source_20_Text"><text:span text:style-name="T212"/></text:span></text:p>
      <text:p text:style-name="P49"><text:span text:style-name="Source_20_Text"><text:span text:style-name="T212">CRÉER UN NOUVEAU </text:span></text:span><text:span text:style-name="Source_20_Text"><text:span text:style-name="T213">CONTROLLER</text:span></text:span><text:span text:style-name="Source_20_Text"><text:span text:style-name="T212"> :</text:span></text:span></text:p>
      <text:p text:style-name="P48"><text:span text:style-name="Source_20_Text"><text:span text:style-name="T9"/></text:span></text:p>
      <text:p text:style-name="P48"><text:span text:style-name="Source_20_Text"><text:span text:style-name="T214">symfony console make:controller</text:span></text:span></text:p>
      <text:p text:style-name="P48"><text:span text:style-name="Source_20_Text"><text:span text:style-name="T214"/></text:span></text:p>
      <text:p text:style-name="P50"><text:span text:style-name="Source_20_Text"><text:span text:style-name="T215">OU </text:span></text:span></text:p>
      <text:p text:style-name="P50"><text:span text:style-name="Source_20_Text"><text:span text:style-name="T215"/></text:span></text:p>
      <text:p text:style-name="P87"><text:span text:style-name="Source_20_Text"><text:span text:style-name="T234">php bin/console make:controller NomDuController</text:span></text:span></text:p>
      <text:p text:style-name="P48"><text:span text:style-name="Source_20_Text"><text:span text:style-name="T214"/></text:span></text:p>
      <text:p text:style-name="P50"><text:span text:style-name="Source_20_Text"><text:span text:style-name="T215">(Convention pour les noms des controllers : écrire le nom en commençant par une Majuscule, suivit de Controller sans espace et avec une Majuscule également → exemple : NomController)</text:span></text:span></text:p>
      <text:p text:style-name="P50"><text:span text:style-name="Source_20_Text"><text:span text:style-name="T215"/></text:span></text:p>
      <text:p text:style-name="P50"><text:span text:style-name="Source_20_Text"><text:span text:style-name="T215"/></text:span></text:p>
      <text:p text:style-name="P51"><text:span text:style-name="Source_20_Text"><text:span text:style-name="T212">CRÉER UN</text:span></text:span><text:span text:style-name="Source_20_Text"><text:span text:style-name="T235">E NOUVELLE BASE DE DONNÉES</text:span></text:span><text:span text:style-name="Source_20_Text"><text:span text:style-name="T212"> :</text:span></text:span></text:p>
      <text:p text:style-name="P50"><text:span text:style-name="Source_20_Text"><text:span text:style-name="T215"/></text:span></text:p>
      <text:p text:style-name="P50"><text:span text:style-name="Source_20_Text"><text:span text:style-name="T215">php bin/console doctrine:database:create</text:span></text:span></text:p>
      <text:p text:style-name="P51"><text:span text:style-name="Source_20_Text"><text:span text:style-name="T216">(ou, <text:s/></text:span></text:span><text:span text:style-name="Source_20_Text"><text:span text:style-name="T215">php bin/console d:d:c</text:span></text:span><text:span text:style-name="Source_20_Text"><text:span text:style-name="T216">)</text:span></text:span></text:p>
      <text:p text:style-name="P51"><text:span text:style-name="Source_20_Text"><text:span text:style-name="T216"/></text:span></text:p>
      <text:p text:style-name="P51"><text:span text:style-name="Source_20_Text"><text:span text:style-name="T216"/></text:span></text:p>
      <text:p text:style-name="P59"><text:span text:style-name="Source_20_Text"><text:span text:style-name="T242">SUPPRIMER</text:span></text:span><text:span text:style-name="Source_20_Text"><text:span text:style-name="T212"> UN</text:span></text:span><text:span text:style-name="Source_20_Text"><text:span text:style-name="T242">E</text:span></text:span><text:span text:style-name="Source_20_Text"><text:span text:style-name="T235"> BASE DE DONNÉES</text:span></text:span><text:span text:style-name="Source_20_Text"><text:span text:style-name="T212"> :</text:span></text:span></text:p>
      <text:p text:style-name="P59"><text:span text:style-name="Source_20_Text"><text:span text:style-name="T215"/></text:span></text:p>
      <text:p text:style-name="P59"><text:span text:style-name="Source_20_Text"><text:span text:style-name="T215">php bin/console doctrine:database:</text:span></text:span><text:span text:style-name="Source_20_Text"><text:span text:style-name="T220">drop --force</text:span></text:span></text:p>
      <text:p text:style-name="P59"><text:span text:style-name="Source_20_Text"><text:span text:style-name="T216">(ou, <text:s/></text:span></text:span><text:span text:style-name="Source_20_Text"><text:span text:style-name="T215">php bin/console d:d:</text:span></text:span><text:span text:style-name="Source_20_Text"><text:span text:style-name="T220">d --force</text:span></text:span><text:span text:style-name="Source_20_Text"><text:span text:style-name="T216">)</text:span></text:span></text:p>
      <text:p text:style-name="P51"><text:span text:style-name="Source_20_Text"><text:span text:style-name="T216"/></text:span></text:p>
      <text:p text:style-name="P51"><text:span text:style-name="Source_20_Text"><text:span text:style-name="T216"/></text:span></text:p>
      <text:p text:style-name="P52"><text:span text:style-name="Source_20_Text"><text:span text:style-name="T212">CRÉER UN</text:span></text:span><text:span text:style-name="Source_20_Text"><text:span text:style-name="T235">E NOUVELLE ENTITÉ</text:span></text:span><text:span text:style-name="Source_20_Text"><text:span text:style-name="T212"> :</text:span></text:span></text:p>
      <text:p text:style-name="P51"><text:span text:style-name="Source_20_Text"><text:span text:style-name="T216"/></text:span></text:p>
      <text:p text:style-name="P51"><text:span text:style-name="Source_20_Text"><text:span text:style-name="T216">php bin/console make:entity</text:span></text:span></text:p>
      <text:p text:style-name="P52"><text:span text:style-name="Source_20_Text"><text:span text:style-name="T216">(ou, <text:s/></text:span></text:span><text:span text:style-name="Source_20_Text"><text:span text:style-name="T215">php bin/console </text:span></text:span><text:span text:style-name="Source_20_Text"><text:span text:style-name="T217">m</text:span></text:span><text:span text:style-name="Source_20_Text"><text:span text:style-name="T215">:</text:span></text:span><text:span text:style-name="Source_20_Text"><text:span text:style-name="T217">e</text:span></text:span><text:span text:style-name="Source_20_Text"><text:span text:style-name="T215"> </text:span></text:span><text:span text:style-name="Source_20_Text"><text:span text:style-name="T216">)</text:span></text:span></text:p>
      <text:p text:style-name="P52"><text:span text:style-name="Source_20_Text"><text:span text:style-name="T216"/></text:span></text:p>
      <text:p text:style-name="P37"><text:span text:style-name="Source_20_Text"><text:span text:style-name="T216">+ Entrer les attributs de la class en répondant aux questions de Symfony</text:span></text:span></text:p>
      <text:p text:style-name="P37"><text:span text:style-name="Source_20_Text"><text:span text:style-name="T216">- </text:span></text:span><text:span text:style-name="Source_20_Text"><text:span text:style-name="T224">Nom de la class (ex : Ingredient)</text:span></text:span></text:p>
      <text:p text:style-name="P37"><text:span text:style-name="Source_20_Text"><text:span text:style-name="T224">- Nom de la propriété / attribut (ex: Name)</text:span></text:span></text:p>
      <text:p text:style-name="P37"><text:span text:style-name="Source_20_Text"><text:span text:style-name="T224">- Type de la propriété (ex : String) (String par défaut, faire Entrée si OK), entrer « ? » pour voir tous les types disponibles</text:span></text:span></text:p>
      <text:p text:style-name="P37"><text:span text:style-name="Source_20_Text"><text:span text:style-name="T216">- </text:span></text:span><text:span text:style-name="Source_20_Text"><text:span text:style-name="T224">Longueur de la propriété (ex : 255) (255 par défaut, faire Entrée si OK)</text:span></text:span></text:p>
      <text:p text:style-name="P37"><text:span text:style-name="Source_20_Text"><text:span text:style-name="T224">- Nullable (ex : no) (no par défaut, faire Entrée si OK)</text:span></text:span></text:p>
      <text:p text:style-name="P37"><text:span text:style-name="Source_20_Text"><text:span text:style-name="T216"/></text:span></text:p>
      <text:p text:style-name="P38"><text:span text:style-name="Source_20_Text"><text:span text:style-name="T224">+ Faire ça pour tous les attributs/</text:span></text:span><text:span text:style-name="Source_20_Text"><text:span text:style-name="T225">propriétés de la class</text:span></text:span></text:p>
      <text:p text:style-name="P38"><text:span text:style-name="Source_20_Text"><text:span text:style-name="T224"/></text:span></text:p>
      <text:p text:style-name="P38"><text:span text:style-name="Source_20_Text"><text:span text:style-name="T216">+ Appuyer sur « Entrée » quand tous les attributs sont renseignés</text:span></text:span></text:p>
      <text:p text:style-name="P38"><text:span text:style-name="Source_20_Text"><text:span text:style-name="T216"/></text:span></text:p>
      <text:p text:style-name="P67"><text:span text:style-name="Source_20_Text"><text:span text:style-name="T212">COMPLÉTER UN</text:span></text:span><text:span text:style-name="Source_20_Text"><text:span text:style-name="T235">E ENTITÉ</text:span></text:span><text:span text:style-name="Source_20_Text"><text:span text:style-name="T212"> :</text:span></text:span></text:p>
      <text:p text:style-name="P68"><text:span text:style-name="Source_20_Text"><text:span text:style-name="T245"/></text:span></text:p>
      <text:p text:style-name="P68"><text:span text:style-name="Source_20_Text"><text:span text:style-name="T226">php bin/console make :entity « NomDeLentité »</text:span></text:span></text:p>
      <text:p text:style-name="P68"><text:span text:style-name="Source_20_Text"><text:span text:style-name="T226"/></text:span></text:p>
      <text:p text:style-name="P70"><text:span text:style-name="Source_20_Text"><text:span text:style-name="T226">exemple : php bin/console make :entity User (pour un utilisateur) </text:span></text:span><text:span text:style-name="Source_20_Text"><text:span text:style-name="T227">(première propriété entrée dans le Tuto SymRecipe)</text:span></text:span></text:p>
      <text:p text:style-name="P68"><text:span text:style-name="Source_20_Text"><text:span text:style-name="T226"/></text:span></text:p>
      <text:p text:style-name="P70"><text:span text:style-name="Source_20_Text"><text:span text:style-name="T227">+</text:span></text:span></text:p>
      <text:p text:style-name="P70"><text:span text:style-name="Source_20_Text"><text:span text:style-name="T227"/></text:span></text:p>
      <text:p text:style-name="P70"><text:span text:style-name="Source_20_Text"><text:span text:style-name="T227">Symfony nous informe que l’entité existe déjà et nous propose d’ajouter une propriété :</text:span></text:span></text:p>
      <text:p text:style-name="P70"><text:span text:style-name="Source_20_Text"><text:span text:style-name="T227"/></text:span></text:p>
      <text:p text:style-name="P70"><text:span text:style-name="Source_20_Text"><text:span text:style-name="T227">exemple : fullName</text:span></text:span></text:p>
      <text:p text:style-name="P70"><text:span text:style-name="Source_20_Text"><text:span text:style-name="T227"/></text:span></text:p>
      <text:p text:style-name="P70"><text:span text:style-name="Source_20_Text"><text:span text:style-name="T227">+ </text:span></text:span></text:p>
      <text:p text:style-name="P70"><text:span text:style-name="Source_20_Text"><text:span text:style-name="T227"/></text:span></text:p>
      <text:p text:style-name="P34"><text:span text:style-name="Source_20_Text"><text:span text:style-name="T227">Type de propriété (exemple : string)</text:span></text:span></text:p>
      <text:p text:style-name="P34"><text:span text:style-name="Source_20_Text"><text:span text:style-name="T227"/></text:span></text:p>
      <text:p text:style-name="P34"><text:span text:style-name="Source_20_Text"><text:span text:style-name="T227">+</text:span></text:span></text:p>
      <text:p text:style-name="P34"><text:span text:style-name="Source_20_Text"><text:span text:style-name="T227"/></text:span></text:p>
      <text:p text:style-name="P34"><text:span text:style-name="Source_20_Text"><text:span text:style-name="T227">Taille (Défaut : 255) : Exemple : 50</text:span></text:span></text:p>
      <text:p text:style-name="P34"><text:span text:style-name="Source_20_Text"><text:span text:style-name="T227"/></text:span></text:p>
      <text:p text:style-name="P34"><text:span text:style-name="Source_20_Text"><text:span text:style-name="T227">+</text:span></text:span></text:p>
      <text:p text:style-name="P34"><text:span text:style-name="Source_20_Text"><text:span text:style-name="T227"/></text:span></text:p>
      <text:p text:style-name="P34"><text:span text:style-name="Source_20_Text"><text:span text:style-name="T227">Nullable ? (Défaut : No)</text:span></text:span></text:p>
      <text:p text:style-name="P34"><text:span text:style-name="Source_20_Text"><text:span text:style-name="T227"/></text:span></text:p>
      <text:p text:style-name="P34"><text:span text:style-name="Source_20_Text"><text:span text:style-name="T227"/></text:span></text:p>
      <text:p text:style-name="P34"><text:span text:style-name="Source_20_Text"><text:span text:style-name="T227"/></text:span></text:p>
      <text:p text:style-name="P34"><text:span text:style-name="Source_20_Text"><text:span text:style-name="T227">Exemple autre propriété (deuxième propriété entrée dans le Tuto SymRecipe) : Pseudo → string → 50 → Yes</text:span></text:span></text:p>
      <text:p text:style-name="P34"><text:span text:style-name="Source_20_Text"><text:span text:style-name="T227"/></text:span></text:p>
      <text:p text:style-name="P35"><text:span text:style-name="Source_20_Text"><text:span text:style-name="T227">Exemple autre propriété (</text:span></text:span><text:span text:style-name="Source_20_Text"><text:span text:style-name="T228">troisième</text:span></text:span><text:span text:style-name="Source_20_Text"><text:span text:style-name="T227"> propriété entrée dans le Tuto SymRecipe) : </text:span></text:span><text:span text:style-name="Source_20_Text"><text:span text:style-name="T228">createdAt</text:span></text:span><text:span text:style-name="Source_20_Text"><text:span text:style-name="T227"> → </text:span></text:span><text:span text:style-name="Source_20_Text"><text:span text:style-name="T228">datetime_immutable</text:span></text:span><text:span text:style-name="Source_20_Text"><text:span text:style-name="T227"> → </text:span></text:span><text:span text:style-name="Source_20_Text"><text:span text:style-name="T228">No</text:span></text:span></text:p>
      <text:p text:style-name="P34"><text:span text:style-name="Source_20_Text"><text:span text:style-name="T227"/></text:span></text:p>
      <text:p text:style-name="P34"><text:span text:style-name="Source_20_Text"><text:span text:style-name="T227"/></text:span></text:p>
      <text:p text:style-name="P34"><text:span text:style-name="Source_20_Text"><text:span text:style-name="T247">CRÉER UN</text:span></text:span><text:span text:style-name="Source_20_Text"><text:span text:style-name="T246"> </text:span></text:span><text:span text:style-name="Source_20_Text"><text:span text:style-name="T248">UTILISATEUR </text:span></text:span><text:span text:style-name="Source_20_Text"><text:span text:style-name="T247">:</text:span></text:span></text:p>
      <text:p text:style-name="P68"><text:span text:style-name="Source_20_Text"><text:span text:style-name="T212"/></text:span></text:p>
      <text:p text:style-name="P68"><text:span text:style-name="Source_20_Text"><text:span text:style-name="T226">php bin/console make :user</text:span></text:span></text:p>
      <text:p text:style-name="P68"><text:span text:style-name="Source_20_Text"><text:span text:style-name="T226"/></text:span></text:p>
      <text:p text:style-name="P68"><text:span text:style-name="Source_20_Text"><text:span text:style-name="T226">+</text:span></text:span></text:p>
      <text:p text:style-name="P68"><text:span text:style-name="Source_20_Text"><text:span text:style-name="T226"/></text:span></text:p>
      <text:p text:style-name="P68"><text:span text:style-name="Source_20_Text"><text:span text:style-name="T226">Nom du profil utilisateur (Défaut User)</text:span></text:span></text:p>
      <text:p text:style-name="P68"><text:span text:style-name="Source_20_Text"><text:span text:style-name="T226"/></text:span></text:p>
      <text:p text:style-name="P68"><text:span text:style-name="Source_20_Text"><text:span text:style-name="T226">+</text:span></text:span></text:p>
      <text:p text:style-name="P68"><text:span text:style-name="Source_20_Text"><text:span text:style-name="T226"/></text:span></text:p>
      <text:p text:style-name="P68"><text:soft-page-break/><text:span text:style-name="Source_20_Text"><text:span text:style-name="T226">Stocker les données utilisateurs dans la BDD ? (Défaut Yes)</text:span></text:span></text:p>
      <text:p text:style-name="P68"><text:span text:style-name="Source_20_Text"><text:span text:style-name="T226"/></text:span></text:p>
      <text:p text:style-name="P68"><text:span text:style-name="Source_20_Text"><text:span text:style-name="T226">+</text:span></text:span></text:p>
      <text:p text:style-name="P68"><text:span text:style-name="Source_20_Text"><text:span text:style-name="T226"/></text:span></text:p>
      <text:p text:style-name="P68"><text:span text:style-name="Source_20_Text"><text:span text:style-name="T226"><text:s/>Propriété du nom (qui sera afficher en public comme nom utilisateur, exemples : email, username (pseudo)) ? (Défaut email)</text:span></text:span></text:p>
      <text:p text:style-name="P68"><text:span text:style-name="Source_20_Text"><text:span text:style-name="T226"/></text:span></text:p>
      <text:p text:style-name="P68"><text:span text:style-name="Source_20_Text"><text:span text:style-name="T226">+</text:span></text:span></text:p>
      <text:p text:style-name="P68"><text:span text:style-name="Source_20_Text"><text:span text:style-name="T226"/></text:span></text:p>
      <text:p text:style-name="P68"><text:span text:style-name="Source_20_Text"><text:span text:style-name="T226">Hashage des mdp ? (Défaut Yes)</text:span></text:span></text:p>
      <text:p text:style-name="P68"><text:span text:style-name="Source_20_Text"><text:span text:style-name="T226"/></text:span></text:p>
      <text:p text:style-name="P68"><text:span text:style-name="Source_20_Text"><text:span text:style-name="T226"/></text:span></text:p>
      <text:p text:style-name="P68"><text:span text:style-name="Source_20_Text"><text:span text:style-name="T226"/></text:span></text:p>
      <text:p text:style-name="P36"><text:span text:style-name="Source_20_Text"><text:span text:style-name="T211">security.yaml </text:span></text:span><text:span text:style-name="Source_20_Text"><text:span text:style-name="T210">:</text:span></text:span></text:p>
      <text:p text:style-name="P68"><text:span text:style-name="Source_20_Text"><text:span text:style-name="T226"/></text:span></text:p>
      <text:p text:style-name="P36"><text:span text:style-name="Source_20_Text"><text:span text:style-name="T229">Vérifier qu’il y ait :</text:span></text:span></text:p>
      <text:p text:style-name="P66"><text:span text:style-name="Source_20_Text"><text:span text:style-name="T260">providers</text:span></text:span><text:span text:style-name="Source_20_Text"><text:span text:style-name="T253">:</text:span></text:span></text:p>
      <text:p text:style-name="P155"><text:tab/># used to reload user from session &amp; other features (e.g. switch_user)</text:p>
      <text:p text:style-name="P139"><text:span text:style-name="T257"><text:tab/>app_user_provider</text:span>:</text:p>
      <text:p text:style-name="P139"><text:span text:style-name="T257"><text:tab/><text:tab/>entity</text:span>:</text:p>
      <text:p text:style-name="P139"><text:span text:style-name="T257"><text:tab/><text:tab/><text:tab/>class</text:span>: <text:span text:style-name="T275">App\Entity\User</text:span></text:p>
      <text:p text:style-name="P139"><text:span text:style-name="T257"><text:tab/><text:tab/><text:tab/>property</text:span>: <text:span text:style-name="T275">email</text:span></text:p>
      <text:p text:style-name="P139"/>
      <text:p text:style-name="P141"><text:span text:style-name="Source_20_Text"><text:span text:style-name="T25">Le provider sert à trouver un utilisateur dans la BDD à l’aide d’une propriété, ici <text:s/>son email</text:span></text:span></text:p>
      <text:p text:style-name="P141"><text:span text:style-name="Source_20_Text"><text:span text:style-name="T25"/></text:span></text:p>
      <text:p text:style-name="P142"><text:span text:style-name="Source_20_Text"><text:span text:style-name="T26">et ajouter, dans la partie « firewalls → main » sous « provider : »</text:span></text:span></text:p>
      <text:p text:style-name="P142"><text:span text:style-name="Source_20_Text"><text:span text:style-name="T26"/></text:span></text:p>
      <text:p text:style-name="P142"><text:span text:style-name="Source_20_Text"><text:span text:style-name="T130">form_login</text:span></text:span><text:span text:style-name="Source_20_Text"><text:span text:style-name="T148">:</text:span></text:span></text:p>
      <text:p text:style-name="P139"><text:span text:style-name="T257"><text:tab/>login_path</text:span>: <text:span text:style-name="T275">security.login</text:span></text:p>
      <text:p text:style-name="P139"><text:span text:style-name="T257"><text:tab/>check-path</text:span>: <text:span text:style-name="T275">security.login</text:span></text:p>
      <text:p text:style-name="P139"><text:span text:style-name="T257">logout</text:span>:</text:p>
      <text:p text:style-name="P139"><text:span text:style-name="T257"><text:tab/>path</text:span>: <text:span text:style-name="T275">security.logout</text:span></text:p>
      <text:p text:style-name="P139"/>
      <text:p text:style-name="P142"><text:span text:style-name="Source_20_Text"><text:span text:style-name="T26"/></text:span></text:p>
      <text:p text:style-name="P142"><text:span text:style-name="Source_20_Text"><text:span text:style-name="T25">« </text:span></text:span><text:span text:style-name="Source_20_Text"><text:span text:style-name="T27">security.login » = Nom de la route du controller </text:span></text:span></text:p>
      <text:p text:style-name="P143"><text:span text:style-name="Source_20_Text"><text:span text:style-name="T27">et logout pour la déconnexion</text:span></text:span></text:p>
      <text:p text:style-name="P142"><text:span text:style-name="Source_20_Text"><text:span text:style-name="T27"/></text:span></text:p>
      <text:p text:style-name="P143"><text:span text:style-name="Source_20_Text"><text:span text:style-name="T27">Exemple dans le SecurityController.php :</text:span></text:span></text:p>
      <text:p text:style-name="P142"><text:span text:style-name="Source_20_Text"><text:span text:style-name="T149">#[Route(</text:span></text:span><text:span text:style-name="Source_20_Text"><text:span text:style-name="T146">'/connexion'</text:span></text:span><text:span text:style-name="Source_20_Text"><text:span text:style-name="T149">, </text:span></text:span><text:span text:style-name="Source_20_Text"><text:span text:style-name="T138">name</text:span></text:span><text:span text:style-name="Source_20_Text"><text:span text:style-name="T149">: </text:span></text:span><text:span text:style-name="Source_20_Text"><text:span text:style-name="T146">'security.login'</text:span></text:span><text:span text:style-name="Source_20_Text"><text:span text:style-name="T149">, </text:span></text:span><text:span text:style-name="Source_20_Text"><text:span text:style-name="T138">methods</text:span></text:span><text:span text:style-name="Source_20_Text"><text:span text:style-name="T149">: [</text:span></text:span><text:span text:style-name="Source_20_Text"><text:span text:style-name="T146">'GET'</text:span></text:span><text:span text:style-name="Source_20_Text"><text:span text:style-name="T149">, </text:span></text:span><text:span text:style-name="Source_20_Text"><text:span text:style-name="T146">'POST'</text:span></text:span><text:span text:style-name="Source_20_Text"><text:span text:style-name="T149">])]</text:span></text:span></text:p>
      <text:p text:style-name="P142"><text:span text:style-name="Source_20_Text"><text:span text:style-name="T27"/></text:span></text:p>
      <text:p text:style-name="P142"><text:span text:style-name="Source_20_Text"><text:span text:style-name="T26"/></text:span></text:p>
      <text:p text:style-name="P148"><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1"><text:span text:style-name="Source_20_Text"><text:span text:style-name="T256"/></text:span></text:p>
      <text:p text:style-name="P71"><text:span text:style-name="Source_20_Text"><text:span text:style-name="T230">Ajouter dans le fichier services.yaml :</text:span></text:span></text:p>
      <text:p text:style-name="P71"><text:span text:style-name="Source_20_Text"><text:span text:style-name="T230"/></text:span></text:p>
      <text:p text:style-name="P71"><text:span text:style-name="Source_20_Text"><text:span text:style-name="T261">App\EntityListener\</text:span></text:span><text:span text:style-name="Source_20_Text"><text:span text:style-name="T254">:</text:span></text:span></text:p>
      <text:p text:style-name="P139"><text:span text:style-name="T257">resource</text:span>: <text:span text:style-name="T275">"../src/EntityListener/"</text:span></text:p>
      <text:p text:style-name="P139"><text:span text:style-name="T257">tags</text:span>: [<text:span text:style-name="T275">"doctrine.orm.entity_listener"</text:span>]</text:p>
      <text:p text:style-name="P71"><text:soft-page-break/><text:span text:style-name="Source_20_Text"><text:span text:style-name="T230"/></text:span></text:p>
      <text:p text:style-name="P72"><text:span text:style-name="Source_20_Text"><text:span text:style-name="T231">Et ajouter dans le fichier de l’Entité, par exemple User.php :</text:span></text:span></text:p>
      <text:p text:style-name="P72"><text:span text:style-name="Source_20_Text"><text:span text:style-name="T231"/></text:span></text:p>
      <text:p text:style-name="P72"><text:span text:style-name="Source_20_Text"><text:span text:style-name="T255">#[ORM\EntityListeners([</text:span></text:span><text:span text:style-name="Source_20_Text"><text:span text:style-name="T277">'App\EntityListener\UserListener'</text:span></text:span><text:span text:style-name="Source_20_Text"><text:span text:style-name="T255">])]</text:span></text:span></text:p>
      <text:p text:style-name="P72"><text:span text:style-name="Source_20_Text"><text:span text:style-name="T255"/></text:span></text:p>
      <text:p text:style-name="P72"><text:span text:style-name="Source_20_Text"><text:span text:style-name="T231"/></text:span></text:p>
      <text:p text:style-name="P72"><text:span text:style-name="Source_20_Text"><text:span text:style-name="T231">(au niveau de la class de l’entité, dans l’exemple, au-dessus de </text:span></text:span></text:p>
      <text:p text:style-name="P72"><text:span text:style-name="Source_20_Text"><text:span text:style-name="T262">class</text:span></text:span><text:span text:style-name="Source_20_Text"><text:span text:style-name="T255"> </text:span></text:span><text:span text:style-name="Source_20_Text"><text:span text:style-name="T266">User</text:span></text:span><text:span text:style-name="Source_20_Text"><text:span text:style-name="T255"> </text:span></text:span><text:span text:style-name="Source_20_Text"><text:span text:style-name="T262">implements</text:span></text:span><text:span text:style-name="Source_20_Text"><text:span text:style-name="T255"> </text:span></text:span><text:span text:style-name="Source_20_Text"><text:span text:style-name="T266">UserInterface</text:span></text:span><text:span text:style-name="Source_20_Text"><text:span text:style-name="T255">, </text:span></text:span><text:span text:style-name="Source_20_Text"><text:span text:style-name="T266">PasswordAuthenticatedUserInterface</text:span></text:span></text:p>
      <text:p text:style-name="P139">{</text:p>
      <text:p text:style-name="P72"><text:span text:style-name="Source_20_Text"><text:span text:style-name="T231">…</text:span></text:span></text:p>
      <text:p text:style-name="P72"><text:span text:style-name="Source_20_Text"><text:span text:style-name="T231"/></text:span></text:p>
      <text:p text:style-name="P73"><text:span text:style-name="Source_20_Text"><text:span text:style-name="T232">Dans le dossier « src », créer un dossier « EntityListener » et à l’intérieur, un fichier « </text:span></text:span><text:span text:style-name="Source_20_Text"><text:span text:style-name="T233">U</text:span></text:span><text:span text:style-name="Source_20_Text"><text:span text:style-name="T232">serListener.php »</text:span></text:span></text:p>
      <text:p text:style-name="P73"><text:span text:style-name="Source_20_Text"><text:span text:style-name="T232"/></text:span></text:p>
      <text:p text:style-name="P74"><text:span text:style-name="Source_20_Text"><text:span text:style-name="T233">Voir ce fichier dans le SymRecipe</text:span></text:span></text:p>
      <text:p text:style-name="P43"><text:span text:style-name="Source_20_Text"><text:span text:style-name="T236">FAIRE</text:span></text:span><text:span text:style-name="Source_20_Text"><text:span text:style-name="T212"> UN</text:span></text:span><text:span text:style-name="Source_20_Text"><text:span text:style-name="T235">E </text:span></text:span><text:span text:style-name="Source_20_Text"><text:span text:style-name="T236">MIGRATION (INTERPRÈTE LES ENTITÉS ET LES TRANSPOSE)</text:span></text:span><text:span text:style-name="Source_20_Text"><text:span text:style-name="T212"> :</text:span></text:span></text:p>
      <text:p text:style-name="P42"><text:span text:style-name="Source_20_Text"><text:span text:style-name="T212"/></text:span></text:p>
      <text:p text:style-name="P42"><text:span text:style-name="Source_20_Text"><text:span text:style-name="T218">Par exemple, créer une table ingrédient (avec les différentes colonnes) en fonction d’une entité créée préalablement. </text:span></text:span><text:span text:style-name="Source_20_Text"><text:span text:style-name="T219">Créer un fichier dans le dossier « migrations ».</text:span></text:span></text:p>
      <text:p text:style-name="P42"><text:span text:style-name="Source_20_Text"><text:span text:style-name="T216"/></text:span></text:p>
      <text:p text:style-name="P42"><text:span text:style-name="Source_20_Text"><text:span text:style-name="T216">php bin/console make:migration</text:span></text:span></text:p>
      <text:p text:style-name="P60"><text:span text:style-name="Source_20_Text"><text:span text:style-name="T221"/></text:span></text:p>
      <text:p text:style-name="P61"><text:span text:style-name="Source_20_Text"><text:span text:style-name="T222">+ yes</text:span></text:span></text:p>
      <text:p text:style-name="P42"><text:span text:style-name="Source_20_Text"><text:span text:style-name="T216"/></text:span></text:p>
      <text:p text:style-name="P42"><text:span text:style-name="Source_20_Text"><text:span text:style-name="T216"/></text:span></text:p>
      <text:p text:style-name="P53"><text:span text:style-name="Source_20_Text"><text:span text:style-name="T237">ENVOYER LES MIGRATIONS</text:span></text:span><text:span text:style-name="Source_20_Text"><text:span text:style-name="T212"> :</text:span></text:span></text:p>
      <text:p text:style-name="P42"><text:span text:style-name="Source_20_Text"><text:span text:style-name="T216"/></text:span></text:p>
      <text:p text:style-name="P53"><text:span text:style-name="Source_20_Text"><text:span text:style-name="T219">Pousse les migrations vers la base de données (envoie les fichiers dans le dossier « migrations » dans la base de données, créé la/les tables)</text:span></text:span></text:p>
      <text:p text:style-name="P42"><text:span text:style-name="Source_20_Text"><text:span text:style-name="T216"/></text:span></text:p>
      <text:p text:style-name="P42"><text:span text:style-name="Source_20_Text"><text:span text:style-name="T216">php bin/console doctrine:migrations:migrate</text:span></text:span></text:p>
      <text:p text:style-name="P69"><text:span text:style-name="Source_20_Text"><text:span text:style-name="T221">( </text:span></text:span><text:span text:style-name="Source_20_Text"><text:span text:style-name="T215">php bin/console d:</text:span></text:span><text:span text:style-name="Source_20_Text"><text:span text:style-name="T221">m</text:span></text:span><text:span text:style-name="Source_20_Text"><text:span text:style-name="T215">:</text:span></text:span><text:span text:style-name="Source_20_Text"><text:span text:style-name="T221">m)</text:span></text:span></text:p>
      <text:p text:style-name="P42"><text:span text:style-name="Source_20_Text"><text:span text:style-name="T216"/></text:span></text:p>
      <text:p text:style-name="P42"><text:span text:style-name="Source_20_Text"><text:span text:style-name="T216"/></text:span></text:p>
      <text:p text:style-name="P54"><text:span text:style-name="Source_20_Text"><text:span text:style-name="T238">UTILISER LES VALIDATEURS (pour les données des tables)</text:span></text:span><text:span text:style-name="Source_20_Text"><text:span text:style-name="T212"> :</text:span></text:span></text:p>
      <text:p text:style-name="P42"><text:span text:style-name="Source_20_Text"><text:span text:style-name="T216"/></text:span></text:p>
      <text:p text:style-name="P41"><text:span text:style-name="Source_20_Text"><text:span text:style-name="T259">use</text:span></text:span><text:span text:style-name="Source_20_Text"><text:span text:style-name="T251"> Symfony\Component\Validator\</text:span></text:span><text:span text:style-name="Source_20_Text"><text:span text:style-name="T265">Constraints</text:span></text:span><text:span text:style-name="Source_20_Text"><text:span text:style-name="T251"> </text:span></text:span><text:span text:style-name="Source_20_Text"><text:span text:style-name="T259">as</text:span></text:span><text:span text:style-name="Source_20_Text"><text:span text:style-name="T251"> Assert;</text:span></text:span></text:p>
      <text:p text:style-name="P42"><text:span text:style-name="Source_20_Text"><text:span text:style-name="T216"/></text:span></text:p>
      <text:p text:style-name="P42"><text:span text:style-name="Source_20_Text"><text:span text:style-name="T216"/></text:span></text:p>
      <text:p text:style-name="P54"><text:span text:style-name="Source_20_Text"><text:span text:style-name="T238">UTILISER LES FIXTURES (jeu de fausse données pour les DB)</text:span></text:span><text:span text:style-name="Source_20_Text"><text:span text:style-name="T212"> :</text:span></text:span></text:p>
      <text:p text:style-name="P42"><text:span text:style-name="Source_20_Text"><text:span text:style-name="T216"/></text:span></text:p>
      <text:p text:style-name="P44"><text:span text:style-name="Source_20_Text"><text:span text:style-name="T173">composer require --dev orm-fixtures <text:s text:c="19"/></text:span></text:span></text:p>
      <text:p text:style-name="P44"><text:span text:style-name="Source_20_Text"><text:span text:style-name="T173"/></text:span></text:p>
      <text:p text:style-name="P44"><text:span text:style-name="Source_20_Text"><text:span text:style-name="T174">(--dev car besoin de fausses données seulement pendant le développement)</text:span></text:span></text:p>
      <text:p text:style-name="P40"><text:span text:style-name="Source_20_Text"><text:span text:style-name="T173"/></text:span></text:p>
      <text:p text:style-name="P40"><text:span text:style-name="Source_20_Text"><text:span text:style-name="T173"/></text:span></text:p>
      <text:p text:style-name="P45"><text:span text:style-name="Source_20_Text"><text:span text:style-name="T238">UTILISER LES F</text:span></text:span><text:span text:style-name="Source_20_Text"><text:span text:style-name="T239">AKERPHP</text:span></text:span><text:span text:style-name="Source_20_Text"><text:span text:style-name="T238"> (</text:span></text:span><text:span text:style-name="Source_20_Text"><text:span text:style-name="T239">librairie php qui génère de fausses données , nom, adresse mail… </text:span></text:span><text:span text:style-name="Source_20_Text"><text:span text:style-name="T244">rend les fausses données plus réelles</text:span></text:span><text:span text:style-name="Source_20_Text"><text:span text:style-name="T238">)</text:span></text:span><text:span text:style-name="Source_20_Text"><text:span text:style-name="T212"> :</text:span></text:span></text:p>
      <text:p text:style-name="P40"><text:span text:style-name="Source_20_Text"><text:span text:style-name="T173"/></text:span></text:p>
      <text:p text:style-name="P40"><text:span text:style-name="Source_20_Text"><text:span text:style-name="T269">composer require fakerphp/faker</text:span></text:span><text:span text:style-name="Source_20_Text"><text:span text:style-name="T270"> --</text:span></text:span><text:span text:style-name="Source_20_Text"><text:span text:style-name="T271">dev</text:span></text:span></text:p>
      <text:p text:style-name="P40"><text:span text:style-name="Source_20_Text"><text:span text:style-name="T271"/></text:span></text:p>
      <text:p text:style-name="P44"><text:span text:style-name="Source_20_Text"><text:span text:style-name="T174">(--dev car besoin de fausses données seulement pendant le développement)</text:span></text:span></text:p>
      <text:p text:style-name="P44"><text:span text:style-name="Source_20_Text"><text:span text:style-name="T174"/></text:span></text:p>
      <text:p text:style-name="P44"><text:span text:style-name="Source_20_Text"><text:span text:style-name="T174"/></text:span></text:p>
      <text:p text:style-name="P55"><text:span text:style-name="Source_20_Text"><text:span text:style-name="T240">ENVOYER LES FIXTURES (fichiers du dossier app\fixtures) DANS LA DB :</text:span></text:span></text:p>
      <text:p text:style-name="P55"><text:span text:style-name="Source_20_Text"><text:span text:style-name="T240"/></text:span></text:p>
      <text:p text:style-name="P44"><text:span text:style-name="Source_20_Text"><text:span text:style-name="T174">php bin/console doctrine:fixtures:load</text:span></text:span></text:p>
      <text:p text:style-name="P44"><text:span text:style-name="Source_20_Text"><text:span text:style-name="T174"/></text:span></text:p>
      <text:p text:style-name="P46"><text:span text:style-name="Source_20_Text"><text:span text:style-name="T175">+</text:span></text:span></text:p>
      <text:p text:style-name="P46"><text:span text:style-name="Source_20_Text"><text:span text:style-name="T175"/></text:span></text:p>
      <text:p text:style-name="P46"><text:span text:style-name="Source_20_Text"><text:span text:style-name="T175">yes</text:span></text:span></text:p>
      <text:p text:style-name="P42"><text:span text:style-name="Source_20_Text"><text:span text:style-name="T216"/></text:span></text:p>
      <text:p text:style-name="P65"><text:soft-page-break/><text:span text:style-name="Source_20_Text"><text:span text:style-name="T184">Pour </text:span></text:span><text:span text:style-name="Source_20_Text"><text:span text:style-name="T185">entrer des données de test dans la BDD et la mettre à jour en une seule commande :</text:span></text:span><text:span text:style-name="Source_20_Text"><text:span text:style-name="T179"> </text:span></text:span></text:p>
      <text:p text:style-name="P65"><text:span text:style-name="Source_20_Text"><text:span text:style-name="T179"/></text:span></text:p>
      <text:p text:style-name="P65"><text:span text:style-name="Source_20_Text"><text:span text:style-name="T179">Ajouter au fichier « composer.json », </text:span></text:span><text:span text:style-name="Source_20_Text"><text:span text:style-name="T180">d</text:span></text:span><text:span text:style-name="Source_20_Text"><text:span text:style-name="T179">ans la partie script :</text:span></text:span></text:p>
      <text:p text:style-name="P65"><text:span text:style-name="Source_20_Text"><text:span text:style-name="T179"/></text:span></text:p>
      <text:p text:style-name="P64"><text:span text:style-name="Source_20_Text"><text:span text:style-name="T280">"fixtures"</text:span></text:span><text:span text:style-name="Source_20_Text"><text:span text:style-name="T252">: [</text:span></text:span></text:p>
      <text:p text:style-name="P139"><text:span text:style-name="T275">"php bin/console doctrine:database:drop --force"</text:span>,</text:p>
      <text:p text:style-name="P139"><text:span text:style-name="T275">"php bin/console doctrine:database:create"</text:span>,</text:p>
      <text:p text:style-name="P139"><text:span text:style-name="T275">"php bin/console doctrine:schema:update --force –</text:span><text:span text:style-name="T276">complete</text:span><text:span text:style-name="T275">"</text:span>,<text:span text:style-name="Source_20_Text"><text:span text:style-name="T39"> </text:span></text:span></text:p>
      <text:p text:style-name="P154">"php bin/console doctrine:fixtures:load --append"</text:p>
      <text:p text:style-name="P139">]</text:p>
      <text:p text:style-name="P139"/>
      <text:p text:style-name="P140"><text:span text:style-name="Source_20_Text"><text:span text:style-name="T112">!!! ATTENTION !!! EN utilisant schema:update cela supprime la table des migrations dans la BDD</text:span></text:span></text:p>
      <text:p text:style-name="P140"><text:span text:style-name="Source_20_Text"><text:span text:style-name="T112">A utiliser seulement en dev et non en prod (utiliser les migrations en prod)</text:span></text:span></text:p>
      <text:p text:style-name="P140"><text:span text:style-name="Source_20_Text"><text:span text:style-name="T112"/></text:span></text:p>
      <text:p text:style-name="P147"><text:span text:style-name="Source_20_Text"><text:span text:style-name="T38">Ensuite, il faut appeler la commande fixtures dans le terminal avec :</text:span></text:span></text:p>
      <text:p text:style-name="P147"><text:span text:style-name="Source_20_Text"><text:span text:style-name="T38"/></text:span></text:p>
      <text:p text:style-name="P147"><text:span text:style-name="Source_20_Text"><text:span text:style-name="T38">composer fixtures</text:span></text:span></text:p>
      <text:p text:style-name="P147"><text:span text:style-name="Source_20_Text"><text:span text:style-name="T38"/></text:span></text:p>
      <text:p text:style-name="P147"><text:span text:style-name="Source_20_Text"><text:span text:style-name="T38">Cela va lancer les 4 commandes « php bin/console » que l’on vient d’écrire dans le script</text:span></text:span></text:p>
      <text:p text:style-name="P65"><text:span text:style-name="Source_20_Text"><text:span text:style-name="T179"/></text:span></text:p>
      <text:p text:style-name="P65"><text:span text:style-name="Source_20_Text"><text:span text:style-name="T179"/></text:span></text:p>
      <text:p text:style-name="P63"><text:span text:style-name="Source_20_Text"><text:span text:style-name="T240">P</text:span></text:span><text:span text:style-name="Source_20_Text"><text:span text:style-name="T241">AGINATOR BUNDLE</text:span></text:span><text:span text:style-name="Source_20_Text"><text:span text:style-name="T240"> :</text:span></text:span></text:p>
      <text:p text:style-name="P40"><text:span text:style-name="Source_20_Text"><text:span text:style-name="T272"/></text:span></text:p>
      <text:p text:style-name="P40"><text:span text:style-name="Source_20_Text"><text:span text:style-name="T272"/></text:span></text:p>
      <text:p text:style-name="P40"><text:span text:style-name="Source_20_Text"><text:span text:style-name="T176">composer require knplabs/knp-paginator-bundle <text:s/>→ </text:span></text:span><text:span text:style-name="Source_20_Text"><text:span text:style-name="T178">Dans le terminal</text:span></text:span></text:p>
      <text:p text:style-name="P42"><text:span text:style-name="Source_20_Text"><text:span text:style-name="T218"/></text:span></text:p>
      <text:p text:style-name="P56"><text:span text:style-name="Source_20_Text"><text:span text:style-name="T176">+</text:span></text:span></text:p>
      <text:p text:style-name="P56"><text:span text:style-name="Source_20_Text"><text:span text:style-name="T28"/></text:span></text:p>
      <text:p text:style-name="P56"><text:span text:style-name="Source_20_Text"><text:span text:style-name="T176">Créer </text:span></text:span><text:span text:style-name="Source_20_Text"><text:span text:style-name="T177">un fichier yaml (knp_paginator.yaml) dans config/packages et coller dedans, la partie « </text:span></text:span><text:span text:style-name="Source_20_Text"><text:span text:style-name="T187">YAML:</text:span></text:span><text:span text:style-name="Source_20_Text"><text:span text:style-name="T177"> » de ce Git Repository : </text:span></text:span><text:a xlink:type="simple" xlink:href="https://github.com/KnpLabs/KnpPaginatorBundle" text:style-name="Internet_20_link" text:visited-style-name="Visited_20_Internet_20_Link"><text:span text:style-name="Source_20_Text"><text:span text:style-name="T181">https://github.com/KnpLabs/KnpPaginatorBundle</text:span></text:span></text:a></text:p>
      <text:p text:style-name="P56"><text:span text:style-name="Source_20_Text"><text:span text:style-name="T181"/></text:span></text:p>
      <text:p text:style-name="P57"><text:span text:style-name="Source_20_Text"><text:span text:style-name="T177">+</text:span></text:span></text:p>
      <text:p text:style-name="P57"><text:span text:style-name="Source_20_Text"><text:span text:style-name="T29"/></text:span></text:p>
      <text:p text:style-name="P101"><text:span text:style-name="Source_20_Text"><text:span text:style-name="T29">Copier </text:span></text:span><text:span text:style-name="Source_20_Text"><text:span text:style-name="T30">(faire une injection de dépendance dans la fonction de notre controller) : </text:span></text:span><text:span text:style-name="Source_20_Text"><text:span text:style-name="T29">« PaginatorInterface $paginator » </text:span></text:span><text:span text:style-name="Source_20_Text"><text:span text:style-name="T30">dans notre controller et faire un import class sur <text:s/></text:span></text:span><text:span text:style-name="Source_20_Text"><text:span text:style-name="T29">PaginatorInterface </text:span></text:span><text:span text:style-name="Source_20_Text"><text:span text:style-name="T33">ET idem pour « Request $request » (avec import class)</text:span></text:span></text:p>
      <text:p text:style-name="P102"><text:span text:style-name="Source_20_Text"><text:span text:style-name="T29"/></text:span></text:p>
      <text:p text:style-name="P101"><text:span text:style-name="Source_20_Text"><text:span text:style-name="T33">+</text:span></text:span></text:p>
      <text:p text:style-name="P101"><text:span text:style-name="Source_20_Text"><text:span text:style-name="T33"/></text:span></text:p>
      <text:p text:style-name="P101"><text:span text:style-name="Source_20_Text"><text:span text:style-name="T33">Dans le Controller, cela donne :</text:span></text:span></text:p>
      <text:p text:style-name="P101"><text:span text:style-name="Source_20_Text"><text:span text:style-name="T33"/></text:span></text:p>
      <text:p text:style-name="P145"><text:span text:style-name="Source_20_Text"><text:span text:style-name="T129">&lt;?php</text:span></text:span></text:p>
      <text:p text:style-name="P149"/>
      <text:p text:style-name="P139"><text:span text:style-name="T257">namespace</text:span> <text:span text:style-name="T263">App\Controller</text:span>;</text:p>
      <text:p text:style-name="P149"/>
      <text:p text:style-name="P139"><text:span text:style-name="T257">use</text:span> App\Repository\<text:span text:style-name="T263">IngredientRepository</text:span>;</text:p>
      <text:p text:style-name="P139"><text:span text:style-name="T257">use</text:span> Knp\Component\Pager\<text:span text:style-name="T263">PaginatorInterface</text:span>;</text:p>
      <text:p text:style-name="P139"><text:span text:style-name="T257">use</text:span> Symfony\Component\HttpFoundation\<text:span text:style-name="T263">Response</text:span>;</text:p>
      <text:p text:style-name="P139"><text:span text:style-name="T257">use</text:span> Symfony\Component\Routing\Annotation\<text:span text:style-name="T263">Route</text:span>;</text:p>
      <text:p text:style-name="P139"><text:soft-page-break/><text:span text:style-name="T257">use</text:span> Symfony\Bundle\FrameworkBundle\Controller\<text:span text:style-name="T263">AbstractController</text:span>;</text:p>
      <text:p text:style-name="P139"><text:span text:style-name="T257">use</text:span> Symfony\Component\HttpFoundation\<text:span text:style-name="T263">Request</text:span>;</text:p>
      <text:p text:style-name="P149"/>
      <text:p text:style-name="P139"><text:span text:style-name="T257">class</text:span> <text:span text:style-name="T263">IngredientController</text:span> <text:span text:style-name="T257">extends</text:span> <text:span text:style-name="T263">AbstractController</text:span></text:p>
      <text:p text:style-name="P139">{</text:p>
      <text:p text:style-name="P139">#[Route(<text:span text:style-name="T275">'/ingredient'</text:span>, <text:span text:style-name="T278">name</text:span>: <text:span text:style-name="T275">'app_ingredient'</text:span>)]</text:p>
      <text:p text:style-name="P139"><text:span text:style-name="T257">public</text:span> <text:span text:style-name="T257">function</text:span> <text:span text:style-name="T281">index</text:span>(<text:span text:style-name="T263">IngredientRepository</text:span> <text:span text:style-name="T278">$repository</text:span>, <text:span text:style-name="T263">PaginatorInterface</text:span> <text:span text:style-name="T278">$paginator</text:span>, <text:span text:style-name="T263">Request</text:span> <text:span text:style-name="T278">$request</text:span>): <text:span text:style-name="T263">Response</text:span></text:p>
      <text:p text:style-name="P139">{</text:p>
      <text:p text:style-name="P139"><text:span text:style-name="T278">$ingredients</text:span> = <text:span text:style-name="T278">$paginator</text:span>-&gt;<text:span text:style-name="T281">paginate</text:span>(</text:p>
      <text:p text:style-name="P139"><text:span text:style-name="T278">$repository</text:span>-&gt;<text:span text:style-name="T281">findAll</text:span>(),</text:p>
      <text:p text:style-name="P139"><text:span text:style-name="T278">$request</text:span>-&gt;<text:span text:style-name="T278">query</text:span>-&gt;<text:span text:style-name="T281">getInt</text:span>(<text:span text:style-name="T275">'page'</text:span>, <text:span text:style-name="T282">1</text:span>), <text:span text:style-name="T283">/* Nombre de page */</text:span></text:p>
      <text:p text:style-name="P139"><text:span text:style-name="T282">10</text:span> <text:span text:style-name="T283">/* Limite d'éléments par page */</text:span></text:p>
      <text:p text:style-name="P139">);</text:p>
      <text:p text:style-name="P149"/>
      <text:p text:style-name="P139"><text:span text:style-name="T284">return</text:span> <text:span text:style-name="T257">$this</text:span>-&gt;<text:span text:style-name="T281">render</text:span>(<text:span text:style-name="T275">'pages/ingredient/index.html.twig'</text:span>, [</text:p>
      <text:p text:style-name="P139"><text:span text:style-name="T275">'ingredients'</text:span> =&gt; <text:span text:style-name="T278">$ingredients</text:span></text:p>
      <text:p text:style-name="P139">]);</text:p>
      <text:p text:style-name="P139">}</text:p>
      <text:p text:style-name="P139">}</text:p>
      <text:p text:style-name="P153">?&gt;</text:p>
      <text:p text:style-name="P145"><text:span text:style-name="Source_20_Text"><text:span text:style-name="T114"/></text:span></text:p>
      <text:p text:style-name="P101"><text:span text:style-name="Source_20_Text"><text:span text:style-name="T33"/></text:span></text:p>
      <text:p text:style-name="P101"><text:span text:style-name="Source_20_Text"><text:span text:style-name="T33">+</text:span></text:span></text:p>
      <text:p text:style-name="P101"><text:span text:style-name="Source_20_Text"><text:span text:style-name="T33"/></text:span></text:p>
      <text:p text:style-name="P101"><text:span text:style-name="Source_20_Text"><text:span text:style-name="T33">Dans notre vue (fichier twig), ajouter en </text:span></text:span><text:span text:style-name="Source_20_Text"><text:span text:style-name="T34">haut</text:span></text:span><text:span text:style-name="Source_20_Text"><text:span text:style-name="T33"> :</text:span></text:span></text:p>
      <text:p text:style-name="P101"><text:span text:style-name="Source_20_Text"><text:span text:style-name="T33"/></text:span></text:p>
      <text:p text:style-name="P100"><text:span text:style-name="Source_20_Text"><text:span text:style-name="T147">&lt;</text:span></text:span><text:span text:style-name="Source_20_Text"><text:span text:style-name="T125">div</text:span></text:span><text:span text:style-name="Source_20_Text"><text:span text:style-name="T114"> </text:span></text:span><text:span text:style-name="Source_20_Text"><text:span text:style-name="T133">class</text:span></text:span><text:span text:style-name="Source_20_Text"><text:span text:style-name="T114">=</text:span></text:span><text:span text:style-name="Source_20_Text"><text:span text:style-name="T141">"count"</text:span></text:span><text:span text:style-name="Source_20_Text"><text:span text:style-name="T147">&gt;</text:span></text:span></text:p>
      <text:p text:style-name="P139"><text:span text:style-name="T285">&lt;</text:span><text:span text:style-name="T257">small</text:span><text:span text:style-name="T285">&gt;</text:span>Nombre d'ingrédients : {{ <text:span text:style-name="T278">ingredients</text:span>.<text:span text:style-name="T278">getTotalItemCount</text:span> }}<text:span text:style-name="T285">&lt;/</text:span><text:span text:style-name="T257">small</text:span><text:span text:style-name="T285">&gt;</text:span></text:p>
      <text:p text:style-name="P139"><text:span text:style-name="T285">&lt;/</text:span><text:span text:style-name="T257">div</text:span><text:span text:style-name="T285">&gt;</text:span></text:p>
      <text:p text:style-name="P101"><text:span text:style-name="Source_20_Text"><text:span text:style-name="T33"/></text:span></text:p>
      <text:p text:style-name="P103"><text:span text:style-name="Source_20_Text"><text:span text:style-name="T34">Pour afficher le nombre d’éléments dans le tableau</text:span></text:span></text:p>
      <text:p text:style-name="P101"><text:span text:style-name="Source_20_Text"><text:span text:style-name="T33"/></text:span></text:p>
      <text:p text:style-name="P101"><text:span text:style-name="Source_20_Text"><text:span text:style-name="T33"/></text:span></text:p>
      <text:p text:style-name="P103"><text:span text:style-name="Source_20_Text"><text:span text:style-name="T33">Dans notre vue (fichier twig), ajouter en </text:span></text:span><text:span text:style-name="Source_20_Text"><text:span text:style-name="T34">bas</text:span></text:span><text:span text:style-name="Source_20_Text"><text:span text:style-name="T33"> :</text:span></text:span></text:p>
      <text:p text:style-name="P101"><text:span text:style-name="Source_20_Text"><text:span text:style-name="T33"/></text:span></text:p>
      <text:p text:style-name="P100"><text:span text:style-name="Source_20_Text"><text:span text:style-name="T147">&lt;</text:span></text:span><text:span text:style-name="Source_20_Text"><text:span text:style-name="T125">div</text:span></text:span><text:span text:style-name="Source_20_Text"><text:span text:style-name="T114"> </text:span></text:span><text:span text:style-name="Source_20_Text"><text:span text:style-name="T133">class</text:span></text:span><text:span text:style-name="Source_20_Text"><text:span text:style-name="T114">=</text:span></text:span><text:span text:style-name="Source_20_Text"><text:span text:style-name="T141">"navigation"</text:span></text:span><text:span text:style-name="Source_20_Text"><text:span text:style-name="T147">&gt;</text:span></text:span></text:p>
      <text:p text:style-name="P139"><text:tab/>{{ knp_pagination_render(<text:span text:style-name="T279">ingredients</text:span>) }}</text:p>
      <text:p text:style-name="P139"><text:span text:style-name="T285">&lt;/</text:span><text:span text:style-name="T257">div</text:span><text:span text:style-name="T285">&gt;</text:span></text:p>
      <text:p text:style-name="P139"/>
      <text:p text:style-name="P146"><text:span text:style-name="Source_20_Text"><text:span text:style-name="T37">Pour afficher les numéros de pages</text:span></text:span></text:p>
      <text:p text:style-name="P149"><text:span text:style-name="Source_20_Text"><text:span text:style-name="T33"/></text:span></text:p>
      <text:p text:style-name="P101"><text:span text:style-name="Source_20_Text"><text:span text:style-name="T33"/></text:span></text:p>
      <text:p text:style-name="P92"><text:span text:style-name="Source_20_Text"><text:span text:style-name="T31">Il est possible de changer le thème de la pagination </text:span></text:span><text:span text:style-name="Source_20_Text"><text:span text:style-name="T32">(numéro de pages en dessous du tableau)</text:span></text:span><text:span text:style-name="Source_20_Text"><text:span text:style-name="T31"> en changeant le lien dans le fichier knp_paginator.yaml (après </text:span></text:span><text:span text:style-name="Source_20_Text"><text:span text:style-name="T124">pagination</text:span></text:span><text:span text:style-name="Source_20_Text"><text:span text:style-name="T113">:</text:span></text:span><text:span text:style-name="Source_20_Text"><text:span text:style-name="T47">). </text:span></text:span></text:p>
      <text:p text:style-name="P92"><text:span text:style-name="Source_20_Text"><text:span text:style-name="T47">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36"> </text:span></text:span><text:span text:style-name="Source_20_Text"><text:span text:style-name="T35">et faire un ctrl+f bootstrap.</text:span></text:span></text:p>
      <text:p text:style-name="P92"><text:span text:style-name="Source_20_Text"><text:span text:style-name="T31"/></text:span></text:p>
      <text:p text:style-name="P93"><text:span text:style-name="Source_20_Text"><text:span text:style-name="T31"/></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1">php bin/console make:form</text:span></text:span></text:p>
      <text:p text:style-name="P57"><text:span text:style-name="Source_20_Text"><text:span text:style-name="T182"/></text:span></text:p>
      <text:p text:style-name="P58"><text:span text:style-name="Source_20_Text"><text:span text:style-name="T183">+</text:span></text:span></text:p>
      <text:p text:style-name="P58"><text:span text:style-name="Source_20_Text"><text:span text:style-name="T183"/></text:span></text:p>
      <text:p text:style-name="P58"><text:span text:style-name="Source_20_Text"><text:span text:style-name="T183">Exemple : IngredientType <text:s text:c="2"/>(Nom de la class et du fichier qui vont </text:span></text:span><text:span text:style-name="Source_20_Text"><text:span text:style-name="T186">être créés</text:span></text:span><text:span text:style-name="Source_20_Text"><text:span text:style-name="T183">)</text:span></text:span></text:p>
      <text:p text:style-name="P58"><text:span text:style-name="Source_20_Text"><text:span text:style-name="T183"/></text:span></text:p>
      <text:p text:style-name="P58"><text:span text:style-name="Source_20_Text"><text:span text:style-name="T183">+</text:span></text:span></text:p>
      <text:p text:style-name="P58"><text:span text:style-name="Source_20_Text"><text:span text:style-name="T183"/></text:span></text:p>
      <text:p text:style-name="P58"><text:span text:style-name="Source_20_Text"><text:span text:style-name="T183">Ingredient (name of Entity or fully qualified model class name that the new form will be bound to (empty for none))</text:span></text:span></text:p>
      <text:p text:style-name="P82"><text:span text:style-name="Source_20_Text"><text:span text:style-name="T28"/></text:span></text:p>
      <text:p text:style-name="P82"><text:span text:style-name="Source_20_Text"><text:span text:style-name="T28"/></text:span></text:p>
      <text:p text:style-name="P82"><text:span text:style-name="T190">ERREUR INTELEPHENSE</text:span> ⇒ CTRL + SHIFT + P </text:p>
      <text:p text:style-name="P82">→ TAPER « Index Workspace »</text:p>
      <text:p text:style-name="P82"/>
      <text:p text:style-name="P82"/>
      <text:p text:style-name="P83">TIPS SYMFONY :</text:p>
      <text:p text:style-name="P84"/>
      <text:p text:style-name="P23"><text:span text:style-name="Source_20_Text"><text:span text:style-name="T192">Pour </text:span></text:span><text:span text:style-name="Source_20_Text"><text:span text:style-name="T193">trouver un service</text:span></text:span><text:span text:style-name="Source_20_Text"><text:span text:style-name="T192"> :</text:span></text:span></text:p>
      <text:p text:style-name="P23"><text:span text:style-name="Source_20_Text"><text:span text:style-name="T192"/></text:span></text:p>
      <text:p text:style-name="P28"><text:span text:style-name="Source_20_Text"><text:span text:style-name="T203">Pour voir toutes les console commands : </text:span></text:span><text:span text:style-name="Source_20_Text"><text:span text:style-name="T204">php bin/console</text:span></text:span></text:p>
      <text:p text:style-name="P23"><text:span text:style-name="Source_20_Text"><text:span text:style-name="T191"/></text:span></text:p>
      <text:p text:style-name="P80"><text:span text:style-name="T197">Pour trouver les différents types de log : </text:span>php bin/console debug:autowiring log</text:p>
      <text:p text:style-name="P80"/>
      <text:p text:style-name="P81">php bin/console debug:autowiring → <text:span text:style-name="T249">Liste des services disponibles dans le framework</text:span></text:p>
      <text:p text:style-name="P81">php bin/console debug:autowiring <text:span text:style-name="T249">NomDeLaRecherche </text:span><text:span text:style-name="T267">(--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19"><text:span text:style-name="Source_20_Text"><text:span text:style-name="T198"/></text:span></text:p>
      <text:p text:style-name="P19"><text:span text:style-name="Source_20_Text"><text:span text:style-name="T198"/></text:span></text:p>
      <text:p text:style-name="P21"><text:span text:style-name="Source_20_Text"><text:span text:style-name="T192">Pour importer une class/</text:span></text:span><text:span text:style-name="Source_20_Text"><text:span text:style-name="T194">service</text:span></text:span><text:span text:style-name="Source_20_Text"><text:span text:style-name="T192"> dans Symfony :</text:span></text:span></text:p>
      <text:p text:style-name="P21"><text:span text:style-name="Source_20_Text"><text:span text:style-name="T200"/></text:span></text:p>
      <text:p text:style-name="P21"><text:span text:style-name="Source_20_Text"><text:span text:style-name="T200">- Faire un clic droit sur le nom de la class + Import class</text:span></text:span></text:p>
      <text:p text:style-name="P27"><text:span text:style-name="Source_20_Text"><text:span text:style-name="T200">Cela créé une ligne de type : <text:s text:c="2"/>(en début de page)</text:span></text:span></text:p>
      <text:p text:style-name="P21"><text:span text:style-name="Source_20_Text"><text:span text:style-name="T200"/></text:span></text:p>
      <text:p text:style-name="P22"><text:span text:style-name="Source_20_Text"><text:span text:style-name="T258">use</text:span></text:span><text:span text:style-name="Source_20_Text"><text:span text:style-name="T250"> App\Taxes\</text:span></text:span><text:span text:style-name="Source_20_Text"><text:span text:style-name="T264">Calculator</text:span></text:span><text:span text:style-name="Source_20_Text"><text:span text:style-name="T250">;</text:span></text:span></text:p>
      <text:p text:style-name="P25"/>
      <text:p text:style-name="P24"><text:span text:style-name="Source_20_Text"><text:span text:style-name="T201">car il y a une dépendance de ces </text:span></text:span><text:span text:style-name="Source_20_Text"><text:span text:style-name="T202">objets</text:span></text:span><text:span text:style-name="Source_20_Text"><text:span text:style-name="T201"> à un service (ici </text:span></text:span><text:span text:style-name="Source_20_Text"><text:span text:style-name="T202">l’objet</text:span></text:span><text:span text:style-name="Source_20_Text"><text:span text:style-name="T201"> Calculator dépend du service Calculator, il faut « utiliser » (use) le service </text:span></text:span><text:span text:style-name="Source_20_Text"><text:span text:style-name="T202">(la class) </text:span></text:span><text:span text:style-name="Source_20_Text"><text:span text:style-name="T201">pour utiliser l’</text:span></text:span><text:span text:style-name="Source_20_Text"><text:span text:style-name="T202">objet</text:span></text:span><text:span text:style-name="Source_20_Text"><text:span text:style-name="T201">).</text:span></text:span></text:p>
      <text:p text:style-name="P24"><text:span text:style-name="Source_20_Text"><text:span text:style-name="T201"/></text:span></text:p>
      <text:p text:style-name="P21"><text:span text:style-name="Source_20_Text"><text:span text:style-name="T200">OU</text:span></text:span></text:p>
      <text:p text:style-name="P21"><text:span text:style-name="Source_20_Text"><text:span text:style-name="T200"/></text:span></text:p>
      <text:p text:style-name="P21"><text:soft-page-break/><text:span text:style-name="Source_20_Text"><text:span text:style-name="T200">- Commencer à écrire le nom de la class sans aller jusqu’au bout (exemple pour la class Calculator, taper </text:span></text:span><text:span text:style-name="Source_20_Text"><text:span text:style-name="T201">c</text:span></text:span><text:span text:style-name="Source_20_Text"><text:span text:style-name="T200">alculat) et sélectionner le nom de la class dans le menu des suggestion qui vient d’apparaître.</text:span></text:span></text:p>
      <text:p text:style-name="P27"><text:span text:style-name="Source_20_Text"><text:span text:style-name="T200">Cela créé également une ligne de type : <text:s text:c="2"/>(en début de page)</text:span></text:span></text:p>
      <text:p text:style-name="P21"><text:span text:style-name="Source_20_Text"><text:span text:style-name="T200"/></text:span></text:p>
      <text:p text:style-name="P22"><text:span text:style-name="Source_20_Text"><text:span text:style-name="T258">use</text:span></text:span><text:span text:style-name="Source_20_Text"><text:span text:style-name="T250"> App\Taxes\</text:span></text:span><text:span text:style-name="Source_20_Text"><text:span text:style-name="T264">Calculator</text:span></text:span><text:span text:style-name="Source_20_Text"><text:span text:style-name="T250">;</text:span></text:span></text:p>
      <text:p text:style-name="P22"><text:span text:style-name="Source_20_Text"><text:span text:style-name="T250"/></text:span></text:p>
      <text:p text:style-name="P22"><text:span text:style-name="Source_20_Text"><text:span text:style-name="T250"/></text:span></text:p>
      <text:p text:style-name="P29"><text:span text:style-name="Source_20_Text"><text:span text:style-name="T192">Pour </text:span></text:span><text:span text:style-name="Source_20_Text"><text:span text:style-name="T195">utiliser les annotations</text:span></text:span><text:span text:style-name="Source_20_Text"><text:span text:style-name="T192"> dans Symfony :</text:span></text:span></text:p>
      <text:p text:style-name="P29"><text:span text:style-name="Source_20_Text"><text:span text:style-name="T192"/></text:span></text:p>
      <text:p text:style-name="P29"><text:span text:style-name="Source_20_Text"><text:span text:style-name="T205">Dans le terminal du dossier projet (principal) entrer : </text:span></text:span></text:p>
      <text:p text:style-name="P29"><text:span text:style-name="Source_20_Text"><text:span text:style-name="T205">composer require annotations</text:span></text:span></text:p>
      <text:p text:style-name="P29"><text:span text:style-name="Source_20_Text"><text:span text:style-name="T205"/></text:span></text:p>
      <text:p text:style-name="P29"><text:span text:style-name="Source_20_Text"><text:span text:style-name="T205"/></text:span></text:p>
      <text:p text:style-name="P29"><text:span text:style-name="Source_20_Text"><text:span text:style-name="T205"/></text:span></text:p>
      <text:p text:style-name="P30"><text:span text:style-name="Source_20_Text"><text:span text:style-name="T206">composer require sec-checker --no-scripts</text:span></text:span></text:p>
      <text:p text:style-name="P29"><text:span text:style-name="Source_20_Text"><text:span text:style-name="T196"/></text:span></text:p>
      <text:p text:style-name="P29"><text:span text:style-name="Source_20_Text"><text:span text:style-name="T192"/></text:span></text:p>
      <text:p text:style-name="P29"><text:span text:style-name="Source_20_Text"><text:span text:style-name="T192"/></text:span></text:p>
      <text:p text:style-name="P29"><text:span text:style-name="Source_20_Text"><text:span text:style-name="T192"/></text:span></text:p>
      <text:p text:style-name="P3"/>
      <text:p text:style-name="P79">Pour utiliser les objets Request et Response (ou autre), penser à importer leur class respectives !<text:span text:style-name="T207">Créer un controller : symfony console make:controller</text:span></text:p>
      <text:p text:style-name="P85">Créer un controller : php bin/console make:controller NomDuController</text:p>
      <text:p text:style-name="P85"/>
      <text:p text:style-name="P27"><text:span text:style-name="Source_20_Text"><text:span text:style-name="T199">Pour voir toutes les routes : </text:span></text:span><text:span text:style-name="Source_20_Text"><text:span text:style-name="T198">symfony console debug:router</text:span></text:span></text:p>
      <text:p text:style-name="P85"/>
      <text:p text:style-name="P26"><text:span text:style-name="Source_20_Text"><text:span text:style-name="T198">Pour Monolog : composer require symfony/monolog-bundle</text:span></text:span></text:p>
      <text:p text:style-name="P85"/>
      <text:p text:style-name="P26"><text:span text:style-name="Source_20_Text"><text:span text:style-name="T198"/></text:span></text:p>
      <text:p text:style-name="P26"><text:span text:style-name="Source_20_Text"><text:span text:style-name="T198"/></text:span></text:p>
      <text:p text:style-name="P26"><text:span text:style-name="Source_20_Text"><text:span text:style-name="T198"/></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54">Via </text:span></text:span><text:span text:style-name="Source_20_Text"><text:span text:style-name="T102">VichUploaderBundle</text:span></text:span></text:p>
      <text:p text:style-name="P112"><text:span text:style-name="Source_20_Text"><text:span text:style-name="T102"/></text:span></text:p>
      <text:p text:style-name="P106"><text:span text:style-name="Source_20_Text"><text:span text:style-name="T50">Git du Bundle pour explication</text:span></text:span><text:span text:style-name="Source_20_Text"><text:span text:style-name="T54"> :</text:span></text:span></text:p>
      <text:p text:style-name="P106"><text:span text:style-name="Source_20_Text"><text:span text:style-name="T54">https://github.com/dustin10/VichUploaderBundle/blob/master/docs/usage.md</text:span></text:span></text:p>
      <text:p text:style-name="P112"><text:span text:style-name="Source_20_Text"><text:span text:style-name="T54"/></text:span></text:p>
      <text:p text:style-name="P112"><text:span text:style-name="Source_20_Text"><text:span text:style-name="T54">Pour installer ce bundle :</text:span></text:span></text:p>
      <text:p text:style-name="P112"><text:span text:style-name="Source_20_Text"><text:span text:style-name="T54">Dans le terminal : composer require vich/uploader-bundle</text:span></text:span></text:p>
      <text:p text:style-name="P112"><text:span text:style-name="Source_20_Text"><text:span text:style-name="T54"/></text:span></text:p>
      <text:p text:style-name="P112"><text:span text:style-name="Source_20_Text"><text:span text:style-name="T54">+</text:span></text:span></text:p>
      <text:p text:style-name="P112"><text:span text:style-name="Source_20_Text"><text:span text:style-name="T54"/></text:span></text:p>
      <text:p text:style-name="P112"><text:span text:style-name="Source_20_Text"><text:span text:style-name="T54">y (pour avoir des paramètres par défaut)</text:span></text:span></text:p>
      <text:p text:style-name="P112"><text:span text:style-name="Source_20_Text"><text:span text:style-name="T54"/></text:span></text:p>
      <text:p text:style-name="P112"><text:span text:style-name="Source_20_Text"><text:span text:style-name="T54">+</text:span></text:span></text:p>
      <text:p text:style-name="P112"><text:span text:style-name="Source_20_Text"><text:span text:style-name="T54"/></text:span></text:p>
      <text:p text:style-name="P115"><text:span text:style-name="Source_20_Text"><text:span text:style-name="T66">Cela c</text:span></text:span><text:span text:style-name="Source_20_Text"><text:span text:style-name="T54">réé un fichier : vich_uploader.yaml</text:span></text:span></text:p>
      <text:p text:style-name="P115"><text:soft-page-break/><text:span text:style-name="Source_20_Text"><text:span text:style-name="T54">+</text:span></text:span></text:p>
      <text:p text:style-name="P115"><text:span text:style-name="Source_20_Text"><text:span text:style-name="T66">Dans ce fichier, ajouter les metadata sous db-driver, comme ci-dessous :</text:span></text:span></text:p>
      <text:p text:style-name="P114"><text:span text:style-name="Source_20_Text"><text:span text:style-name="T126">vich_uploader</text:span></text:span><text:span text:style-name="Source_20_Text"><text:span text:style-name="T116">:</text:span></text:span></text:p>
      <text:p text:style-name="P139"><text:span text:style-name="T257"><text:tab/>db_driver</text:span>: <text:span text:style-name="T275">orm</text:span></text:p>
      <text:p text:style-name="P139"><text:span text:style-name="T257"><text:tab/>metadata</text:span>:</text:p>
      <text:p text:style-name="P139"><text:span text:style-name="T257"><text:tab/><text:tab/>type</text:span>: <text:span text:style-name="T275">attribute</text:span></text:p>
      <text:p text:style-name="P112"><text:span text:style-name="Source_20_Text"><text:span text:style-name="T54"/></text:span></text:p>
      <text:p text:style-name="P115"><text:span text:style-name="Source_20_Text"><text:span text:style-name="T66">+</text:span></text:span></text:p>
      <text:p text:style-name="P115"><text:span text:style-name="Source_20_Text"><text:span text:style-name="T66"/></text:span></text:p>
      <text:p text:style-name="P112"><text:span text:style-name="Source_20_Text"><text:span text:style-name="T54">Dans ce fichier, dé-commenter les lignes :</text:span></text:span></text:p>
      <text:p text:style-name="P111"><text:span text:style-name="Source_20_Text"><text:span text:style-name="T150">#mappings:</text:span></text:span></text:p>
      <text:p text:style-name="P155">#<text:tab/> products:</text:p>
      <text:p text:style-name="P155"># <text:tab/><text:tab/>uri_prefix: /images/products</text:p>
      <text:p text:style-name="P155"># <text:tab/><text:tab/>upload_destination: '%kernel.project_dir%/public/images/products'</text:p>
      <text:p text:style-name="P156"># <text:tab/><text:tab/>namer: Vich\UploaderBundle\Naming\SmartUniqueNamer</text:p>
      <text:p text:style-name="P156"><text:span text:style-name="Source_20_Text"><text:span text:style-name="T105"/></text:span></text:p>
      <text:p text:style-name="P156"><text:span text:style-name="Source_20_Text"><text:span text:style-name="T105">mappings → Indique au bundle le dossier contenant les fichiers (images, …)</text:span></text:span></text:p>
      <text:p text:style-name="P157"><text:span text:style-name="Source_20_Text"><text:span text:style-name="T103"/></text:span></text:p>
      <text:p text:style-name="P157"><text:span text:style-name="Source_20_Text"><text:span text:style-name="T103">products → Libre → Dans SymRecipe, nous remplaçons « products: » par « recipe_images: »</text:span></text:span></text:p>
      <text:p text:style-name="P157"><text:span text:style-name="Source_20_Text"><text:span text:style-name="T103"/></text:span></text:p>
      <text:p text:style-name="P158"><text:span text:style-name="Source_20_Text"><text:span text:style-name="T103">uri_prefix: /images/products → </text:span></text:span><text:span text:style-name="Source_20_Text"><text:span text:style-name="T104">Chemin de base. Dans SymRecipe, nous remplaçons « </text:span></text:span><text:span text:style-name="Source_20_Text"><text:span text:style-name="T103">/images/products » </text:span></text:span><text:span text:style-name="Source_20_Text"><text:span text:style-name="T104">par « </text:span></text:span><text:span text:style-name="Source_20_Text"><text:span text:style-name="T103">/images/r</text:span></text:span><text:span text:style-name="Source_20_Text"><text:span text:style-name="T106">ecette</text:span></text:span><text:span text:style-name="Source_20_Text"><text:span text:style-name="T103">  »</text:span></text:span></text:p>
      <text:p text:style-name="P157"><text:span text:style-name="Source_20_Text"><text:span text:style-name="T103"/></text:span></text:p>
      <text:p text:style-name="P111"><text:span text:style-name="Source_20_Text"><text:span text:style-name="T54">upload_destination: '%kernel.project_dir%/public/images/</text:span></text:span><text:span text:style-name="Source_20_Text"><text:span text:style-name="T57">products</text:span></text:span><text:span text:style-name="Source_20_Text"><text:span text:style-name="T54">' → </text:span></text:span><text:span text:style-name="Source_20_Text"><text:span text:style-name="T56">Dossier où sont enregistrées les images</text:span></text:span></text:p>
      <text:p text:style-name="P113"><text:span text:style-name="Source_20_Text"><text:span text:style-name="T56">Dans SymRecipe, nous remplaçons « </text:span></text:span><text:span text:style-name="Source_20_Text"><text:span text:style-name="T54">%kernel.project_dir%/public/images/</text:span></text:span><text:span text:style-name="Source_20_Text"><text:span text:style-name="T56">products</text:span></text:span><text:span text:style-name="Source_20_Text"><text:span text:style-name="T54"> » </text:span></text:span><text:span text:style-name="Source_20_Text"><text:span text:style-name="T56">par « </text:span></text:span><text:span text:style-name="Source_20_Text"><text:span text:style-name="T54">%kernel.project_dir%/public/images/rec</text:span></text:span><text:span text:style-name="Source_20_Text"><text:span text:style-name="T57">ette</text:span></text:span><text:span text:style-name="Source_20_Text"><text:span text:style-name="T54"> »</text:span></text:span></text:p>
      <text:p text:style-name="P113"><text:span text:style-name="Source_20_Text"><text:span text:style-name="T54"/></text:span></text:p>
      <text:p text:style-name="P113"><text:span text:style-name="Source_20_Text"><text:span text:style-name="T54">namer: Vich\UploaderBundle\Naming\SmartUniqueNamer → </text:span></text:span><text:span text:style-name="Source_20_Text"><text:span text:style-name="T58">Obligatoire → On ne modifie pas le namer et utilisons le SmartUniqueNamer </text:span></text:span><text:span text:style-name="Source_20_Text"><text:span text:style-name="T59">(namer de base)</text:span></text:span></text:p>
      <text:p text:style-name="P113"><text:span text:style-name="Source_20_Text"><text:span text:style-name="T59"/></text:span></text:p>
      <text:p text:style-name="P105"><text:span text:style-name="Source_20_Text"><text:span text:style-name="T61">+</text:span></text:span></text:p>
      <text:p text:style-name="P113"><text:span text:style-name="Source_20_Text"><text:span text:style-name="T59"/></text:span></text:p>
      <text:p text:style-name="P113"><text:span text:style-name="Source_20_Text"><text:span text:style-name="T58">On ajoute ensuite :</text:span></text:span><text:span text:style-name="Source_20_Text"><text:span text:style-name="T60"> </text:span></text:span><text:span text:style-name="Source_20_Text"><text:span text:style-name="T115">#[Vich\Uploadable]</text:span></text:span><text:span text:style-name="Source_20_Text"><text:span text:style-name="T58"> </text:span></text:span><text:span text:style-name="Source_20_Text"><text:span text:style-name="T60">dans le fichier de l’entité (ici, Recipe.php), juste au dessus de la class</text:span></text:span></text:p>
      <text:p text:style-name="P113"><text:span text:style-name="Source_20_Text"><text:span text:style-name="T60"/></text:span></text:p>
      <text:p text:style-name="P105"><text:span text:style-name="Source_20_Text"><text:span text:style-name="T61">+</text:span></text:span></text:p>
      <text:p text:style-name="P105"><text:span text:style-name="Source_20_Text"><text:span text:style-name="T61"/></text:span></text:p>
      <text:p text:style-name="P105"><text:span text:style-name="Source_20_Text"><text:span text:style-name="T61">On importe les class pour faire fonctionner le bundle :</text:span></text:span></text:p>
      <text:p text:style-name="P104"><text:span text:style-name="Source_20_Text"><text:span text:style-name="T152">use Symfony\Component\HttpFoundation\File\File;</text:span></text:span></text:p>
      <text:p text:style-name="P88">use Vich\UploaderBundle\Mapping\Annotation as Vich;</text:p>
      <text:p text:style-name="P105"><text:span text:style-name="Source_20_Text"><text:span text:style-name="T61"/></text:span></text:p>
      <text:p text:style-name="P105"><text:span text:style-name="Source_20_Text"><text:span text:style-name="T61">+</text:span></text:span></text:p>
      <text:p text:style-name="P105"><text:span text:style-name="Source_20_Text"><text:span text:style-name="T61"/></text:span></text:p>
      <text:p text:style-name="P108"><text:span text:style-name="Source_20_Text"><text:span text:style-name="T62">On copie ensuite les parties imageFile et imageName :</text:span></text:span></text:p>
      <text:p text:style-name="P107"><text:span text:style-name="Source_20_Text"><text:span text:style-name="T156"><text:s text:c="4"/></text:span></text:span><text:span text:style-name="Source_20_Text"><text:span text:style-name="T153">// NOTE: This is not a mapped field of entity metadata, just a simple property.</text:span></text:span></text:p>
      <text:p text:style-name="P89"><text:s text:c="4"/><text:span text:style-name="T286">#[Vich\UploadableField(mapping: 'products', fileNameProperty: 'imageName', size: 'imageSize')]</text:span></text:p>
      <text:p text:style-name="P89"><text:soft-page-break/><text:s text:c="4"/><text:span text:style-name="T286">private ?File $imageFile = null;</text:span></text:p>
      <text:p text:style-name="P150"/>
      <text:p text:style-name="P89"><text:s text:c="4"/><text:span text:style-name="T286">#[ORM\Column(nullable: true)]</text:span></text:p>
      <text:p text:style-name="P89"><text:s text:c="4"/><text:span text:style-name="T286">private ?string $imageName = null;</text:span></text:p>
      <text:p text:style-name="P88"/>
      <text:p text:style-name="P151"><text:span text:style-name="Source_20_Text"><text:span text:style-name="T62">Que l’on ajoute juste en-dessous de la partie (paramétrage) $name, </text:span></text:span><text:span text:style-name="Source_20_Text"><text:span text:style-name="T63">en paramétrant selon notre projet (voir SymRecipe). </text:span></text:span><text:span text:style-name="Source_20_Text"><text:span text:style-name="T64">Par exemple, en remplaçant ‘product_image’ par ‘recipe_images’ et en supprimant la partie size: 'imageSize' si non nécéssaire.</text:span></text:span></text:p>
      <text:p text:style-name="P151"><text:span text:style-name="Source_20_Text"><text:span text:style-name="T64"/></text:span></text:p>
      <text:p text:style-name="P152"><text:span text:style-name="Source_20_Text"><text:span text:style-name="T65">+</text:span></text:span></text:p>
      <text:p text:style-name="P152"><text:span text:style-name="Source_20_Text"><text:span text:style-name="T65"/></text:span></text:p>
      <text:p text:style-name="P152"><text:span text:style-name="Source_20_Text"><text:span text:style-name="T65">On récupère ensuite <text:s/>les Getter et Setter pour les propriété utiliser (ici imageName et imageFile), que l’on peut trouver dans le lien Git et on les intègre dans notre fichier Entity (Recipe.php)</text:span></text:span></text:p>
      <text:p text:style-name="P152"><text:span text:style-name="Source_20_Text"><text:span text:style-name="T65"/></text:span></text:p>
      <text:p text:style-name="P152"><text:span text:style-name="Source_20_Text"><text:span text:style-name="T65"/></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67">Pour paramétrer l’envoi de mail automatique, nous avons besoin d’un MAILER_DSN.</text:span></text:span></text:p>
      <text:p text:style-name="P125"><text:span text:style-name="Source_20_Text"><text:span text:style-name="T67"/></text:span></text:p>
      <text:p text:style-name="P125"><text:span text:style-name="Source_20_Text"><text:span text:style-name="T67">Dans le fichier .env.dev.local (ou .env si .env.dev.local n’existe pas), il faut ajouter la ligne MAILER_DSN</text:span></text:span></text:p>
      <text:p text:style-name="P125"><text:span text:style-name="Source_20_Text"><text:span text:style-name="T67">Cette ligne est disponible sur le site MailTrap → Email Testing → Inboxes → My Inbox → dans le menu déroulant sélectionner Symfony et copier la ligne MAILER_DSN</text:span></text:span></text:p>
      <text:p text:style-name="P125"><text:span text:style-name="Source_20_Text"><text:span text:style-name="T67"/></text:span></text:p>
      <text:p text:style-name="P125"><text:span text:style-name="Source_20_Text"><text:span text:style-name="T67">Disponible à cette adresse :</text:span></text:span></text:p>
      <text:p text:style-name="P125"><text:a xlink:type="simple" xlink:href="https://mailtrap.io/inboxes/2195481/messages" text:style-name="Internet_20_link" text:visited-style-name="Visited_20_Internet_20_Link"><text:span text:style-name="Source_20_Text"><text:span text:style-name="T67">https://mailtrap.io/inboxes/2195481/messages</text:span></text:span></text:a></text:p>
      <text:p text:style-name="P125"><text:span text:style-name="Source_20_Text"><text:span text:style-name="T67"/></text:span></text:p>
      <text:p text:style-name="P117"><text:span text:style-name="Source_20_Text"><text:span text:style-name="T69">Dans le fichier messenger.yaml, commenter la ligne :</text:span></text:span></text:p>
      <text:p text:style-name="P116"><text:span text:style-name="Source_20_Text"><text:span text:style-name="T151"># Symfony\Component\Mailer\Messenger\SendEmailMessage: async</text:span></text:span></text:p>
      <text:p text:style-name="P117"><text:span text:style-name="Source_20_Text"><text:span text:style-name="T69">Pour que les mails partent directement dans la boite de réception du site MailTrap, sans passer par la BDD.</text:span></text:span></text:p>
      <text:p text:style-name="P117"><text:span text:style-name="Source_20_Text"><text:span text:style-name="T69"/></text:span></text:p>
      <text:p text:style-name="P117"><text:span text:style-name="Source_20_Text"><text:span text:style-name="T69">Si cette ligne n’est pas commentée, il faut utiliser la commande (dans le terminal) :</text:span></text:span></text:p>
      <text:p text:style-name="P117">php bin/console messenger:consume -vv</text:p>
      <text:p text:style-name="P161">+</text:p>
      <text:p text:style-name="P161">0 ou 1 (selon le cas)</text:p>
      <text:p text:style-name="P161"/>
      <text:p text:style-name="P161"><text:soft-page-break/><text:span text:style-name="Source_20_Text"><text:span text:style-name="T55">Pour que les mails envoyés arrivent dans la boite de réception de MailTrap car ils sont stockés avant dans la BDD (et sont ensuite supprimés et partent sur MailTrap).</text:span></text:span></text:p>
      <text:p text:style-name="P117"><text:span text:style-name="Source_20_Text"><text:span text:style-name="T67"/></text:span></text:p>
      <text:p text:style-name="P125"><text:span text:style-name="Source_20_Text"><text:span text:style-name="T67">Ensuite, le reste du code est dispo sur la doc Symfony (dans Creating &amp; Sending Messages).</text:span></text:span></text:p>
      <text:p text:style-name="P125"><text:span text:style-name="Source_20_Text"><text:span text:style-name="T67">Le code est à placer dans le Controller de Contact (par exemple), après le persist / flush de $contact.</text:span></text:span></text:p>
      <text:p text:style-name="P125"><text:span text:style-name="Source_20_Text"><text:span text:style-name="T67"/></text:span></text:p>
      <text:p text:style-name="P126"><text:span text:style-name="Source_20_Text"><text:span text:style-name="T67">/!</text:span></text:span><text:span text:style-name="Source_20_Text"><text:span text:style-name="T68">\ <text:s/>Penser à copier également les lignes « use » pour MailerInterface et Email </text:span></text:span><text:span text:style-name="Source_20_Text"><text:span text:style-name="T71">(Email, que l’on supprimera plus tard si nous utilisons htmlTemplate('emails/signup.html.twig') (template de Symfony) avec use Symfony\Bridge\Twig\Mime\TemplatedEmail;) </text:span></text:span><text:span text:style-name="Source_20_Text"><text:span text:style-name="T68">/!\</text:span></text:span></text:p>
      <text:p text:style-name="P125"><text:span text:style-name="Source_20_Text"><text:span text:style-name="T68"/></text:span></text:p>
      <text:p text:style-name="P125"><text:span text:style-name="Source_20_Text"><text:span text:style-name="T68"/></text:span></text:p>
      <text:p text:style-name="P117"><text:span text:style-name="Source_20_Text"><text:span text:style-name="T51">Si MailTrap est indisponible</text:span></text:span><text:span text:style-name="Source_20_Text"><text:span text:style-name="T69"> (ou tout autre site du même type), il est possible d’utiliser MailHog, qui lui passe par le réseau local et non par internet.</text:span></text:span></text:p>
      <text:p text:style-name="P117"><text:span text:style-name="Source_20_Text"><text:span text:style-name="T69"/></text:span></text:p>
      <text:p text:style-name="P117"><text:span text:style-name="Source_20_Text"><text:span text:style-name="T69">Pour installer MailHog via le terminal, il faut au préalable installer GO :</text:span></text:span></text:p>
      <text:p text:style-name="P117"><text:span text:style-name="Source_20_Text"><text:span text:style-name="T69"/></text:span></text:p>
      <text:p text:style-name="P117"><text:span text:style-name="Source_20_Text"><text:span text:style-name="T69">$ sudo apt-get -y install golang-go</text:span></text:span></text:p>
      <text:p text:style-name="P117"><text:span text:style-name="Source_20_Text"><text:span text:style-name="T69">+</text:span></text:span></text:p>
      <text:p text:style-name="P117"><text:span text:style-name="Source_20_Text"><text:span text:style-name="T69">mdp</text:span></text:span></text:p>
      <text:p text:style-name="P117"><text:span text:style-name="Source_20_Text"><text:span text:style-name="T69"/></text:span></text:p>
      <text:p text:style-name="P117"><text:span text:style-name="Source_20_Text"><text:span text:style-name="T69">Puis, installer la dernière version de MailHog :</text:span></text:span></text:p>
      <text:p text:style-name="P117"><text:span text:style-name="Source_20_Text"><text:span text:style-name="T69"/></text:span></text:p>
      <text:p text:style-name="P117"><text:span text:style-name="Source_20_Text"><text:span text:style-name="T69">$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69"/></text:span></text:p>
      <text:p text:style-name="P119"><text:span text:style-name="Source_20_Text"><text:span text:style-name="T70">Vérifier que MailHog est bien installé et est trouvable :</text:span></text:span></text:p>
      <text:p text:style-name="P119"><text:span text:style-name="Source_20_Text"><text:span text:style-name="T70"/></text:span></text:p>
      <text:p text:style-name="P119"><text:span text:style-name="Source_20_Text"><text:span text:style-name="T70">$ ~/go/bin/MailHog</text:span></text:span></text:p>
      <text:p text:style-name="P119"><text:span text:style-name="Source_20_Text"><text:span text:style-name="T69"/></text:span></text:p>
      <text:p text:style-name="P119"><text:span text:style-name="Source_20_Text"><text:span text:style-name="T70">Déplacer MailHog dans « usr/local/bin/Mailhog » :</text:span></text:span></text:p>
      <text:p text:style-name="P119"><text:span text:style-name="Source_20_Text"><text:span text:style-name="T70"/></text:span></text:p>
      <text:p text:style-name="P119"><text:span text:style-name="Source_20_Text"><text:span text:style-name="T70">$ sudo cp ~/go/bin/MailHog /usr/local/bin/Mailhog</text:span></text:span></text:p>
      <text:p text:style-name="P119"><text:span text:style-name="Source_20_Text"><text:span text:style-name="T70"/></text:span></text:p>
      <text:p text:style-name="P119"><text:span text:style-name="Source_20_Text"><text:span text:style-name="T70">Lancer MailHog :</text:span></text:span></text:p>
      <text:p text:style-name="P119"><text:span text:style-name="Source_20_Text"><text:span text:style-name="T70"/></text:span></text:p>
      <text:p text:style-name="P119"><text:span text:style-name="Source_20_Text"><text:span text:style-name="T70">$ Mailhog</text:span></text:span></text:p>
      <text:p text:style-name="P119"><text:span text:style-name="Source_20_Text"><text:span text:style-name="T70"/></text:span></text:p>
      <text:p text:style-name="P119"><text:span text:style-name="Source_20_Text"><text:span text:style-name="T70">Dans Symfony, vérifier le fichier .env.dev..local (ou .env) et mettre:</text:span></text:span></text:p>
      <text:p text:style-name="P119"><text:span text:style-name="Source_20_Text"><text:span text:style-name="T70"/></text:span></text:p>
      <text:p text:style-name="P118"><text:span text:style-name="Source_20_Text"><text:span text:style-name="T134">MAILER_DSN</text:span></text:span><text:span text:style-name="Source_20_Text"><text:span text:style-name="T117">=</text:span></text:span><text:span text:style-name="Source_20_Text"><text:span text:style-name="T142">smtp://localhost:</text:span></text:span><text:span text:style-name="Source_20_Text"><text:span text:style-name="T157">1025</text:span></text:span></text:p>
      <text:p text:style-name="P118"><text:span text:style-name="Source_20_Text"><text:span text:style-name="T157"/></text:span></text:p>
      <text:p text:style-name="P118"><text:span text:style-name="Source_20_Text"><text:span text:style-name="T70">Si une ligne MAILER_DSN existe déjà, remplacer la par la ligne ci-dessus</text:span></text:span></text:p>
      <text:p text:style-name="P119"><text:soft-page-break/><text:span text:style-name="Source_20_Text"><text:span text:style-name="T70"/></text:span></text:p>
      <text:p text:style-name="P119"><text:span text:style-name="Source_20_Text"><text:span text:style-name="T70"/></text:span></text:p>
      <text:p text:style-name="P119"><text:span text:style-name="Source_20_Text"><text:span text:style-name="T70"/></text:span></text:p>
      <text:p text:style-name="P119"><text:span text:style-name="Source_20_Text"><text:span text:style-name="T70">Lancer MailHog dans le navigateur (entrer cette adresse dans le navigateur) :</text:span></text:span></text:p>
      <text:p text:style-name="P119"><text:span text:style-name="Source_20_Text"><text:span text:style-name="T70"/></text:span></text:p>
      <text:p text:style-name="P119"><text:a xlink:type="simple" xlink:href="http://0.0.0.0:8025/" text:style-name="Internet_20_link" text:visited-style-name="Visited_20_Internet_20_Link"><text:span text:style-name="Source_20_Text"><text:span text:style-name="T70">http://0.0.0.0:8025/</text:span></text:span></text:a></text:p>
      <text:p text:style-name="P119"><text:span text:style-name="Source_20_Text"><text:span text:style-name="T70"/></text:span></text:p>
      <text:p text:style-name="P119"><text:span text:style-name="Source_20_Text"><text:span text:style-name="T70"/></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2">KarserRecaptcha3Bundle</text:span></text:span></text:p>
      <text:p text:style-name="P127"><text:span text:style-name="Source_20_Text"><text:span text:style-name="T72"/></text:span></text:p>
      <text:p text:style-name="P127"><text:span text:style-name="Source_20_Text"><text:span text:style-name="T72">Installation :</text:span></text:span></text:p>
      <text:p text:style-name="P127"><text:span text:style-name="Source_20_Text"><text:span text:style-name="T72"/></text:span></text:p>
      <text:p text:style-name="P129"><text:span text:style-name="Source_20_Text"><text:span text:style-name="T74">Dans le terminal</text:span></text:span></text:p>
      <text:p text:style-name="P117"><text:span text:style-name="Source_20_Text"><text:span text:style-name="T154">co</text:span></text:span><text:span text:style-name="Source_20_Text"><text:span text:style-name="T155">m</text:span></text:span><text:span text:style-name="Source_20_Text"><text:span text:style-name="T154">poser require karser/karser-recaptcha3-bundle</text:span></text:span></text:p>
      <text:p text:style-name="P127"><text:span text:style-name="Source_20_Text"><text:span text:style-name="T72">+</text:span></text:span></text:p>
      <text:p text:style-name="P127"><text:span text:style-name="Source_20_Text"><text:span text:style-name="T72">n</text:span></text:span></text:p>
      <text:p text:style-name="P127"><text:span text:style-name="Source_20_Text"><text:span text:style-name="T72">(reCaptcha Google)</text:span></text:span></text:p>
      <text:p text:style-name="P127"><text:span text:style-name="Source_20_Text"><text:span text:style-name="T72">+</text:span></text:span></text:p>
      <text:p text:style-name="P127"><text:span text:style-name="Source_20_Text"><text:span text:style-name="T72">y</text:span></text:span></text:p>
      <text:p text:style-name="P127"><text:span text:style-name="Source_20_Text"><text:span text:style-name="T72">(reCaptcha Karser)</text:span></text:span></text:p>
      <text:p text:style-name="P128"><text:span text:style-name="Source_20_Text"><text:span text:style-name="T73">+</text:span></text:span></text:p>
      <text:p text:style-name="P128"><text:span text:style-name="Source_20_Text"><text:span text:style-name="T73">Le fichier karser_recaptcha3.yaml est créé</text:span></text:span></text:p>
      <text:p text:style-name="P129"><text:span text:style-name="Source_20_Text"><text:span text:style-name="T74">+</text:span></text:span></text:p>
      <text:p text:style-name="P129"><text:span text:style-name="Source_20_Text"><text:span text:style-name="T74">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74">+</text:span></text:span></text:p>
      <text:p text:style-name="P129"><text:span text:style-name="Source_20_Text"><text:span text:style-name="T74">Cliquer sur : </text:span></text:span><text:a xlink:type="simple" xlink:href="https://www.google.com/recaptcha/admin/create?hl=fr" text:style-name="Internet_20_link" text:visited-style-name="Visited_20_Internet_20_Link"><text:span text:style-name="Source_20_Text"><text:span text:style-name="T108">console d'administration reCAPTCHA</text:span></text:span></text:a></text:p>
      <text:p text:style-name="P129"><text:span text:style-name="Source_20_Text"><text:span text:style-name="T74">+</text:span></text:span></text:p>
      <text:p text:style-name="P129"><text:span text:style-name="Source_20_Text"><text:span text:style-name="T74">Mettre un Libellé (exemple : SymRecipe)</text:span></text:span></text:p>
      <text:p text:style-name="P129"><text:span text:style-name="Source_20_Text"><text:span text:style-name="T74">+</text:span></text:span></text:p>
      <text:p text:style-name="P129"><text:span text:style-name="Source_20_Text"><text:span text:style-name="T74">Mettre en Type de reCaptcha : Sur la base d’un score (v3)</text:span></text:span></text:p>
      <text:p text:style-name="P129"><text:span text:style-name="Source_20_Text"><text:span text:style-name="T74">+</text:span></text:span></text:p>
      <text:p text:style-name="P129"><text:span text:style-name="Source_20_Text"><text:span text:style-name="T74">Mettre en nom de domaine : localhost </text:span></text:span><text:span text:style-name="Source_20_Text"><text:span text:style-name="T75">(et, optionnel, 127.0.0.1)</text:span></text:span></text:p>
      <text:p text:style-name="P129"><text:span text:style-name="Source_20_Text"><text:span text:style-name="T74">+</text:span></text:span></text:p>
      <text:p text:style-name="P129"><text:span text:style-name="Source_20_Text"><text:span text:style-name="T74">Cocher la case : J'accepte les Conditions d'utilisation de Google Cloud Platform</text:span></text:span><text:span text:style-name="Source_20_Text"><text:span text:style-name="T109">, ainsi que celles de </text:span></text:span><text:a xlink:type="simple" xlink:href="https://console.cloud.google.com/terms" office:target-frame-name="_blank" xlink:show="new" text:style-name="Internet_20_link" text:visited-style-name="Visited_20_Internet_20_Link"><text:span text:style-name="Source_20_Text"><text:span text:style-name="T74">l'ensemble des API et services concernés</text:span></text:span></text:a><text:span text:style-name="Source_20_Text"><text:span text:style-name="T109">.</text:span></text:span></text:p>
      <text:p text:style-name="P129"><text:span text:style-name="Source_20_Text"><text:span text:style-name="T74">+</text:span></text:span></text:p>
      <text:p text:style-name="P129"><text:span text:style-name="Source_20_Text"><text:span text:style-name="T74">Envoyer</text:span></text:span></text:p>
      <text:p text:style-name="P129"><text:span text:style-name="Source_20_Text"><text:span text:style-name="T74">+</text:span></text:span></text:p>
      <text:p text:style-name="P129"><text:span text:style-name="Source_20_Text"><text:span text:style-name="T74">Copier la clé du site </text:span></text:span></text:p>
      <text:p text:style-name="P129"><text:span text:style-name="Source_20_Text"><text:span text:style-name="T74">+</text:span></text:span></text:p>
      <text:p text:style-name="P129"><text:span text:style-name="Source_20_Text"><text:span text:style-name="T74">Coller la clé dans le fichier .env, après RECAPTCHA3_KEY=</text:span></text:span></text:p>
      <text:p text:style-name="P129"><text:span text:style-name="Source_20_Text"><text:span text:style-name="T74">+</text:span></text:span></text:p>
      <text:p text:style-name="P129"><text:soft-page-break/><text:span text:style-name="Source_20_Text"><text:span text:style-name="T74">Copier la clé secrète</text:span></text:span></text:p>
      <text:p text:style-name="P129"><text:span text:style-name="Source_20_Text"><text:span text:style-name="T74">+</text:span></text:span></text:p>
      <text:p text:style-name="P181"><text:span text:style-name="Source_20_Text"><text:span text:style-name="T74">Coller la clé secrète dans le fichier .env, après RECAPTCHA3_SECRET=</text:span></text:span><text:line-break/><text:span text:style-name="Source_20_Text"><text:span text:style-name="T74">+</text:span></text:span></text:p>
      <text:p text:style-name="P181"><text:span text:style-name="Source_20_Text"><text:span text:style-name="T100">Dans config/packages/karser_recaptcha3.yaml :</text:span></text:span></text:p>
      <text:p text:style-name="P173"><text:span text:style-name="Source_20_Text"><text:span text:style-name="T101">Vérifier</text:span></text:span><text:span text:style-name="Source_20_Text"><text:span text:style-name="T100"> la ligne « enabled : </text:span></text:span><text:span text:style-name="Source_20_Text"><text:span text:style-name="T101">true</text:span></text:span><text:span text:style-name="Source_20_Text"><text:span text:style-name="T100">» (pour les tests, mettre </text:span></text:span><text:span text:style-name="Source_20_Text"><text:span text:style-name="T101">false.</text:span></text:span><text:span text:style-name="Source_20_Text"><text:span text:style-name="T100"> </text:span></text:span><text:span text:style-name="Source_20_Text"><text:span text:style-name="T101">U</text:span></text:span><text:span text:style-name="Source_20_Text"><text:span text:style-name="T100">ne fois les tests finis, </text:span></text:span><text:span text:style-name="Source_20_Text"><text:span text:style-name="T101">remettre à true</text:span></text:span><text:span text:style-name="Source_20_Text"><text:span text:style-name="T100">)</text:span></text:span></text:p>
      <text:p text:style-name="P173"><text:span text:style-name="Source_20_Text"><text:span text:style-name="T101">+</text:span></text:span></text:p>
      <text:p text:style-name="P160"><text:span text:style-name="Source_20_Text"><text:span text:style-name="T74">Ajouter dans notre formulaire ( exemple : ContactType.php) :</text:span></text:span></text:p>
      <text:p text:style-name="P159"><text:span text:style-name="Source_20_Text"><text:span text:style-name="T118">-&gt;</text:span></text:span><text:span text:style-name="Source_20_Text"><text:span text:style-name="T159">add</text:span></text:span><text:span text:style-name="Source_20_Text"><text:span text:style-name="T118">(</text:span></text:span><text:span text:style-name="Source_20_Text"><text:span text:style-name="T143">'captcha'</text:span></text:span><text:span text:style-name="Source_20_Text"><text:span text:style-name="T118">, </text:span></text:span><text:span text:style-name="Source_20_Text"><text:span text:style-name="T161">Recaptcha3Type</text:span></text:span><text:span text:style-name="Source_20_Text"><text:span text:style-name="T118">::</text:span></text:span><text:span text:style-name="Source_20_Text"><text:span text:style-name="T127">class</text:span></text:span><text:span text:style-name="Source_20_Text"><text:span text:style-name="T118">, [</text:span></text:span></text:p>
      <text:p text:style-name="P139"><text:span text:style-name="T275"><text:tab/>'constraints'</text:span> =&gt; <text:span text:style-name="T257">new</text:span> <text:span text:style-name="T263">Recaptcha3</text:span>(),</text:p>
      <text:p text:style-name="P139"><text:span text:style-name="T275"><text:tab/>'action_name'</text:span> =&gt; <text:span text:style-name="T275">'homepage'</text:span>,</text:p>
      <text:p text:style-name="P139"><text:span text:style-name="T275"><text:tab/>'script_nonce_csp'</text:span> =&gt; <text:span text:style-name="T278">$nonceCSP</text:span>,</text:p>
      <text:p text:style-name="P139"><text:span text:style-name="T275"><text:tab/>'locale'</text:span> =&gt; <text:span text:style-name="T275">'de'</text:span>,</text:p>
      <text:p text:style-name="P139">])</text:p>
      <text:p text:style-name="P139"/>
      <text:p text:style-name="P144"><text:span text:style-name="Source_20_Text"><text:span text:style-name="T107">Les 2 dernières lignes du ‘add’ ne sont pas obligatoires...</text:span></text:span></text:p>
      <text:p text:style-name="P160"><text:span text:style-name="Source_20_Text"><text:span text:style-name="T74"/></text:span></text:p>
      <text:p text:style-name="P160"><text:span text:style-name="Source_20_Text"><text:span text:style-name="T74"/></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76">Pour voir tous les services disponible sur Symfony :</text:span></text:span></text:p>
      <text:p text:style-name="P130"><text:span text:style-name="Source_20_Text"><text:span text:style-name="T76">php bin/console debug :autowiring --all</text:span></text:span></text:p>
      <text:p text:style-name="P130"><text:span text:style-name="Source_20_Text"><text:span text:style-name="T76"/></text:span></text:p>
      <text:p text:style-name="P131"><text:span text:style-name="Source_20_Text"><text:span text:style-name="T77">Pour trouver les services par « thèmes », exemple pour les mails :</text:span></text:span></text:p>
      <text:p text:style-name="P131"><text:span text:style-name="Source_20_Text"><text:span text:style-name="T76">php bin/console debug :autowiring </text:span></text:span><text:span text:style-name="Source_20_Text"><text:span text:style-name="T77">mail</text:span></text:span></text:p>
      <text:p text:style-name="P131"><text:span text:style-name="Source_20_Text"><text:span text:style-name="T77"/></text:span></text:p>
      <text:p text:style-name="P131"><text:span text:style-name="Source_20_Text"><text:span text:style-name="T77"/></text:span></text:p>
      <text:p text:style-name="P132"><text:span text:style-name="Source_20_Text"><text:span text:style-name="T52">Pour créer un service :</text:span></text:span></text:p>
      <text:p text:style-name="P132"><text:span text:style-name="Source_20_Text"><text:span text:style-name="T78"/></text:span></text:p>
      <text:p text:style-name="P132"><text:span text:style-name="Source_20_Text"><text:span text:style-name="T78">On créé un nouveau dossier dans src, « service » </text:span></text:span></text:p>
      <text:p text:style-name="P132"><text:span text:style-name="Source_20_Text"><text:span text:style-name="T78"/></text:span></text:p>
      <text:p text:style-name="P132"><text:span text:style-name="Source_20_Text"><text:span text:style-name="T78">Puis, par exemple, un nouveau fichier « MailService.php »</text:span></text:span></text:p>
      <text:p text:style-name="P132"><text:span text:style-name="Source_20_Text"><text:span text:style-name="T78"/></text:span></text:p>
      <text:p text:style-name="P133"><text:span text:style-name="Source_20_Text"><text:span text:style-name="T79">On donne le namespace : App\Service</text:span></text:span></text:p>
      <text:p text:style-name="P133"><text:span text:style-name="Source_20_Text"><text:span text:style-name="T79"/></text:span></text:p>
      <text:p text:style-name="P133"><text:span text:style-name="Source_20_Text"><text:span text:style-name="T79">On créé la class MailService</text:span></text:span></text:p>
      <text:p text:style-name="P133"><text:span text:style-name="Source_20_Text"><text:span text:style-name="T79"/></text:span></text:p>
      <text:p text:style-name="P134"><text:span text:style-name="Source_20_Text"><text:span text:style-name="T81">Pour la suite, v</text:span></text:span><text:span text:style-name="Source_20_Text"><text:span text:style-name="T80">oir </text:span></text:span><text:span text:style-name="Source_20_Text"><text:span text:style-name="T79">MailService.</text:span></text:span><text:span text:style-name="Source_20_Text"><text:span text:style-name="T81">php et ContactController.php sur</text:span></text:span><text:span text:style-name="Source_20_Text"><text:span text:style-name="T80"> SymRecipe…</text:span></text:span></text:p>
      <text:p text:style-name="P134"><text:span text:style-name="Source_20_Text"><text:span text:style-name="T80"/></text:span></text:p>
      <text:p text:style-name="P134"><text:span text:style-name="Source_20_Text"><text:span text:style-name="T80"/></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2">Installation : $ </text:span></text:span><text:span text:style-name="Source_20_Text"><text:span text:style-name="T110">composer require easycorp/easyadmin-bundle</text:span></text:span></text:p>
      <text:p text:style-name="P135"><text:soft-page-break/><text:span text:style-name="Source_20_Text"><text:span text:style-name="T82"/></text:span></text:p>
      <text:p text:style-name="P135"><text:span text:style-name="Source_20_Text"><text:span text:style-name="T82">Création des DashBoard : $ php bin/console make:admin:dashboard</text:span></text:span></text:p>
      <text:p text:style-name="P135"><text:span text:style-name="Source_20_Text"><text:span text:style-name="T82">+</text:span></text:span></text:p>
      <text:p text:style-name="P135"><text:span text:style-name="Source_20_Text"><text:span text:style-name="T82">Entrer le nom du dashboard (si ok avec DashboardContoller → Entrée)</text:span></text:span></text:p>
      <text:p text:style-name="P135"><text:span text:style-name="Source_20_Text"><text:span text:style-name="T82">+</text:span></text:span></text:p>
      <text:p text:style-name="P135"><text:span text:style-name="Source_20_Text"><text:span text:style-name="T82">Si ok avec src/Controller/Admin/ → Entrée</text:span></text:span></text:p>
      <text:p text:style-name="P136"><text:span text:style-name="Source_20_Text"><text:span text:style-name="T83">+</text:span></text:span></text:p>
      <text:p text:style-name="P136"><text:span text:style-name="Source_20_Text"><text:span text:style-name="T83">Le fichier DashboardController.</text:span></text:span><text:span text:style-name="Source_20_Text"><text:span text:style-name="T84">php</text:span></text:span><text:span text:style-name="Source_20_Text"><text:span text:style-name="T83"> est créé</text:span></text:span></text:p>
      <text:p text:style-name="P121"><text:span text:style-name="Source_20_Text"><text:span text:style-name="T84">+</text:span></text:span></text:p>
      <text:p text:style-name="P121"><text:span text:style-name="Source_20_Text"><text:span text:style-name="T84">Voir les modifications du DashboardController et la création du template admin/dashboard.html.twig dans SymRecipe</text:span></text:span></text:p>
      <text:p text:style-name="P121"><text:span text:style-name="Source_20_Text"><text:span text:style-name="T84">+</text:span></text:span></text:p>
      <text:p text:style-name="P121"><text:span text:style-name="Source_20_Text"><text:span text:style-name="T84">En première ligne de dashboard.html.twig, mettre :</text:span></text:span></text:p>
      <text:p text:style-name="P120"><text:span text:style-name="Source_20_Text"><text:span text:style-name="T119">{% </text:span></text:span><text:span text:style-name="Source_20_Text"><text:span text:style-name="T163">extends</text:span></text:span><text:span text:style-name="Source_20_Text"><text:span text:style-name="T119"> </text:span></text:span><text:span text:style-name="Source_20_Text"><text:span text:style-name="T144">'@EasyAdmin/page/content.html.twig'</text:span></text:span><text:span text:style-name="Source_20_Text"><text:span text:style-name="T119"> %}</text:span></text:span></text:p>
      <text:p text:style-name="P137"><text:span text:style-name="Source_20_Text"><text:span text:style-name="T85">(Mise en page de base d’EasyAdmin)</text:span></text:span></text:p>
      <text:p text:style-name="P137"><text:span text:style-name="Source_20_Text"><text:span text:style-name="T85">+</text:span></text:span></text:p>
      <text:p text:style-name="P137"><text:span text:style-name="Source_20_Text"><text:span text:style-name="T85">La configuration et personnalisation du dashboard ce fait dans le controller.</text:span></text:span></text:p>
      <text:p text:style-name="P137"><text:span text:style-name="Source_20_Text"><text:span text:style-name="T85">Toutes les options de configuration sont disponible ici :</text:span></text:span></text:p>
      <text:p text:style-name="P137"><text:span text:style-name="Source_20_Text"><text:span text:style-name="T85">https://symfony.com/bundles/EasyAdminBundle/current/dashboards.html</text:span></text:span></text:p>
      <text:p text:style-name="P123"><text:span text:style-name="Source_20_Text"><text:span text:style-name="T86">+</text:span></text:span></text:p>
      <text:p text:style-name="P123"><text:span text:style-name="Source_20_Text"><text:span text:style-name="T86">Pour conserver la mise en page du panneau d’administration, il faut utiliser un block « content » au lieu d’un block « body »</text:span></text:span></text:p>
      <text:p text:style-name="P122"><text:span text:style-name="Source_20_Text"><text:span text:style-name="T120">{% </text:span></text:span><text:span text:style-name="Source_20_Text"><text:span text:style-name="T164">block</text:span></text:span><text:span text:style-name="Source_20_Text"><text:span text:style-name="T120"> </text:span></text:span><text:span text:style-name="Source_20_Text"><text:span text:style-name="T135">content</text:span></text:span><text:span text:style-name="Source_20_Text"><text:span text:style-name="T120"> %}</text:span></text:span></text:p>
      <text:p text:style-name="P122"><text:span text:style-name="Source_20_Text"><text:span text:style-name="T86">+</text:span></text:span></text:p>
      <text:p text:style-name="P122"><text:span text:style-name="Source_20_Text"><text:span text:style-name="T86">Décommenter cette ligne dans le Controller :</text:span></text:span></text:p>
      <text:p text:style-name="P122"><text:span text:style-name="Source_20_Text"><text:span text:style-name="T164">yield</text:span></text:span><text:span text:style-name="Source_20_Text"><text:span text:style-name="T120"> </text:span></text:span><text:span text:style-name="Source_20_Text"><text:span text:style-name="T162">MenuItem</text:span></text:span><text:span text:style-name="Source_20_Text"><text:span text:style-name="T120">::</text:span></text:span><text:span text:style-name="Source_20_Text"><text:span text:style-name="T160">linkToCrud</text:span></text:span><text:span text:style-name="Source_20_Text"><text:span text:style-name="T120">(</text:span></text:span><text:span text:style-name="Source_20_Text"><text:span text:style-name="T145">'The Label'</text:span></text:span><text:span text:style-name="Source_20_Text"><text:span text:style-name="T120">, </text:span></text:span><text:span text:style-name="Source_20_Text"><text:span text:style-name="T145">'fas fa-list'</text:span></text:span><text:span text:style-name="Source_20_Text"><text:span text:style-name="T120">, </text:span></text:span><text:span text:style-name="Source_20_Text"><text:span text:style-name="T162">EntityClass</text:span></text:span><text:span text:style-name="Source_20_Text"><text:span text:style-name="T120">::</text:span></text:span><text:span text:style-name="Source_20_Text"><text:span text:style-name="T128">class</text:span></text:span><text:span text:style-name="Source_20_Text"><text:span text:style-name="T120">);</text:span></text:span></text:p>
      <text:p text:style-name="P122"><text:span text:style-name="Source_20_Text"><text:span text:style-name="T86">(pour les liens avec le CRUD)</text:span></text:span></text:p>
      <text:p text:style-name="P122"><text:span text:style-name="Source_20_Text"><text:span text:style-name="T86">+</text:span></text:span></text:p>
      <text:p text:style-name="P122"><text:span text:style-name="Source_20_Text"><text:span text:style-name="T86">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86">)</text:span></text:span></text:p>
      <text:p text:style-name="P124"><text:span text:style-name="Source_20_Text"><text:span text:style-name="T87">Voir le nom de l’icon voulue et le mettre dans la ligne précédente à la place de « list » dans « fas fa-list »</text:span></text:span></text:p>
      <text:p text:style-name="P110"><text:span text:style-name="Source_20_Text"><text:span text:style-name="T88">⇒ Si on recharge notre page .../admin de notre application, nous avons une erreur car il faut mettre en place les CrudController</text:span></text:span></text:p>
      <text:p text:style-name="P110"><text:span text:style-name="Source_20_Text"><text:span text:style-name="T88"/></text:span></text:p>
      <text:p text:style-name="P110"><text:span text:style-name="Source_20_Text"><text:span text:style-name="T53"/></text:span></text:p>
      <text:p text:style-name="P110"><text:span text:style-name="Source_20_Text"><text:span text:style-name="T53">Mise en place WYSIWYG</text:span></text:span><text:span text:style-name="Source_20_Text"><text:span text:style-name="T88"> → What You See Is What You Get</text:span></text:span></text:p>
      <text:p text:style-name="P110"><text:span text:style-name="Source_20_Text"><text:span text:style-name="T88"/></text:span></text:p>
      <text:p text:style-name="P110"><text:span text:style-name="Source_20_Text"><text:span text:style-name="T88">Installer CKEditor Bundle :</text:span></text:span></text:p>
      <text:p text:style-name="P110"><text:span text:style-name="Source_20_Text"><text:span text:style-name="T88">(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88">)</text:span></text:span></text:p>
      <text:p text:style-name="P110"><text:span text:style-name="Source_20_Text"><text:span text:style-name="T88"/></text:span></text:p>
      <text:p text:style-name="P110"><text:span text:style-name="Source_20_Text"><text:span text:style-name="T88">$ </text:span></text:span><text:span text:style-name="Source_20_Text"><text:span text:style-name="T165">composer require friendsofsymfony/ckeditor-bundle</text:span></text:span></text:p>
      <text:p text:style-name="P110"><text:span text:style-name="Source_20_Text"><text:span text:style-name="T88">+</text:span></text:span></text:p>
      <text:p text:style-name="P110"><text:span text:style-name="Source_20_Text"><text:span text:style-name="T88">y (pour installer la recette)</text:span></text:span></text:p>
      <text:p text:style-name="P110"><text:span text:style-name="Source_20_Text"><text:span text:style-name="T88">+</text:span></text:span></text:p>
      <text:p text:style-name="P109"><text:span text:style-name="Source_20_Text"><text:span text:style-name="T165">$ php bin/console ckeditor:install</text:span></text:span></text:p>
      <text:p text:style-name="P110"><text:span text:style-name="Source_20_Text"><text:span text:style-name="T88">+</text:span></text:span></text:p>
      <text:p text:style-name="P110"><text:soft-page-break/><text:span text:style-name="Source_20_Text"><text:span text:style-name="T88">drop</text:span></text:span></text:p>
      <text:p text:style-name="P110"><text:span text:style-name="Source_20_Text"><text:span text:style-name="T88">+</text:span></text:span></text:p>
      <text:p text:style-name="P109"><text:span text:style-name="Source_20_Text"><text:span text:style-name="T165">$ php bin/console assets:install public</text:span></text:span></text:p>
      <text:p text:style-name="P110"><text:span text:style-name="Source_20_Text"><text:span text:style-name="T88">(pour installer le Assets)</text:span></text:span></text:p>
      <text:p text:style-name="P110"><text:span text:style-name="Source_20_Text"><text:span text:style-name="T88">+</text:span></text:span></text:p>
      <text:p text:style-name="P110"><text:span text:style-name="Source_20_Text"><text:span text:style-name="T88">Dans le fichier /packages/fos_ckeditor.yaml :</text:span></text:span></text:p>
      <text:p text:style-name="P110"><text:span text:style-name="Source_20_Text"><text:span text:style-name="T88">Copier celui du projet SymRecipe pour la configuration</text:span></text:span></text:p>
      <text:p text:style-name="P110"><text:span text:style-name="Source_20_Text"><text:span text:style-name="T88"/></text:span></text:p>
      <text:p text:style-name="P110"><text:span text:style-name="Source_20_Text"><text:span text:style-name="T88"/></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2"/></text:span></text:p>
      <text:p text:style-name="P138"><text:span text:style-name="Source_20_Text"><text:span text:style-name="T89">php bin/console make:admin:crud</text:span></text:span></text:p>
      <text:p text:style-name="P138"><text:span text:style-name="Source_20_Text"><text:span text:style-name="T89">+</text:span></text:span></text:p>
      <text:p text:style-name="P138"><text:span text:style-name="Source_20_Text"><text:span text:style-name="T89">Choisir l’entité (exemple pour SymRecipe : 4 pour l’entité User)</text:span></text:span></text:p>
      <text:p text:style-name="P138"><text:span text:style-name="Source_20_Text"><text:span text:style-name="T89">+</text:span></text:span></text:p>
      <text:p text:style-name="P138"><text:span text:style-name="Source_20_Text"><text:span text:style-name="T89">Choisir le chemin de création du Controller (si OK, Entrée)</text:span></text:span></text:p>
      <text:p text:style-name="P138"><text:span text:style-name="Source_20_Text"><text:span text:style-name="T89">+</text:span></text:span></text:p>
      <text:p text:style-name="P138"><text:span text:style-name="Source_20_Text"><text:span text:style-name="T89">Choisir le NameSpace du Controller (si OK, Entrée)</text:span></text:span></text:p>
      <text:p text:style-name="P138"><text:span text:style-name="Source_20_Text"><text:span text:style-name="T89">+</text:span></text:span></text:p>
      <text:p text:style-name="P138"><text:span text:style-name="Source_20_Text"><text:span text:style-name="T89">Le fichier NomCrudController est créé (ex : UserCrudController)</text:span></text:span></text:p>
      <text:p text:style-name="P138"><text:span text:style-name="Source_20_Text"><text:span text:style-name="T89">+</text:span></text:span></text:p>
      <text:p text:style-name="P138"><text:span text:style-name="Source_20_Text"><text:span text:style-name="T89">Voir le projet SymRecipe pour la modification du fichiers</text:span></text:span></text:p>
      <text:p text:style-name="P138"><text:span text:style-name="Source_20_Text"><text:span text:style-name="T89"/></text:span></text:p>
      <text:p text:style-name="P138"><text:span text:style-name="Source_20_Text"><text:span text:style-name="T89"/></text:span></text:p>
      <text:p text:style-name="P138"><text:span text:style-name="Source_20_Text"><text:span text:style-name="T89"/></text:span></text:p>
      <text:p text:style-name="P178"><text:span text:style-name="Source_20_Text"><text:span text:style-name="T18">I</text:span></text:span><text:span text:style-name="Source_20_Text"><text:span text:style-name="T18">nstaller le test pack Sym</text:span></text:span><text:span text:style-name="Source_20_Text"><text:span text:style-name="T18">fony</text:span></text:span><text:span text:style-name="Source_20_Text"><text:span text:style-name="T12"> :</text:span></text:span></text:p>
      <text:p text:style-name="P178"><text:span text:style-name="Source_20_Text"><text:span text:style-name="T12"/></text:span></text:p>
      <text:p text:style-name="P138"><text:span text:style-name="Source_20_Text"><text:span text:style-name="T89">composer require --</text:span></text:span><text:span text:style-name="Source_20_Text"><text:span text:style-name="T90">dev </text:span></text:span><text:span text:style-name="Source_20_Text"><text:span text:style-name="T89">symfony/test-pack</text:span></text:span></text:p>
      <text:p text:style-name="P138"><text:span text:style-name="Source_20_Text"><text:span text:style-name="T89"/></text:span></text:p>
      <text:p text:style-name="P179"><text:span text:style-name="Source_20_Text"><text:span text:style-name="T19">Pour lancer les tes</text:span></text:span><text:span text:style-name="Source_20_Text"><text:span text:style-name="T19">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79"><text:span text:style-name="Source_20_Text"><text:span text:style-name="T91"/></text:span></text:p>
      <text:p text:style-name="P179"><text:span text:style-name="Source_20_Text"><text:span text:style-name="T91">Lancer la methode : $ php bin/phpunit</text:span></text:span></text:p>
      <text:p text:style-name="P179"><text:span text:style-name="Source_20_Text"><text:span text:style-name="T91"/></text:span></text:p>
      <text:p text:style-name="P180"><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79"><text:span text:style-name="Source_20_Text"><text:span text:style-name="T91"/></text:span></text:p>
      <text:p text:style-name="P164"><text:span text:style-name="Source_20_Text"><text:span text:style-name="T92">$ php bin/console make:test</text:span></text:span></text:p>
      <text:p text:style-name="P165"><text:span text:style-name="Source_20_Text"><text:span text:style-name="T93">+</text:span></text:span></text:p>
      <text:p text:style-name="P165"><text:span text:style-name="Source_20_Text"><text:span text:style-name="T93">Choisir un type de TEST </text:span></text:span></text:p>
      <text:p text:style-name="P171"><text:span text:style-name="Source_20_Text"><text:span text:style-name="T93">(TestCase / KernelTestCase → Test Unitaire)</text:span></text:span></text:p>
      <text:p text:style-name="P167"><text:span text:style-name="Source_20_Text"><text:span text:style-name="T95">(WebTestCase → Test Fonctionnel)</text:span></text:span></text:p>
      <text:p text:style-name="P165"><text:span text:style-name="Source_20_Text"><text:span text:style-name="T93">+</text:span></text:span></text:p>
      <text:p text:style-name="P165"><text:span text:style-name="Source_20_Text"><text:span text:style-name="T93">Nom du test (avec la route, si nécessaire), </text:span></text:span><text:span text:style-name="Source_20_Text"><text:span text:style-name="T94">par exemple :</text:span></text:span></text:p>
      <text:p text:style-name="P165"><text:span text:style-name="Source_20_Text"><text:span text:style-name="T93">\App\Tests\Unit\BasicTest</text:span></text:span></text:p>
      <text:p text:style-name="P167"><text:span text:style-name="Source_20_Text"><text:span text:style-name="T95">ou</text:span></text:span></text:p>
      <text:p text:style-name="P165"><text:span text:style-name="Source_20_Text"><text:span text:style-name="T95">\</text:span></text:span><text:span text:style-name="Source_20_Text"><text:span text:style-name="T93">App\Tests\Functional\BasicTest</text:span></text:span></text:p>
      <text:p text:style-name="P166"><text:span text:style-name="Source_20_Text"><text:span text:style-name="T94">+</text:span></text:span></text:p>
      <text:p text:style-name="P166"><text:span text:style-name="Source_20_Text"><text:span text:style-name="T94">Le fichier BasicTest est créé</text:span></text:span></text:p>
      <text:p text:style-name="P110"><text:span text:style-name="Source_20_Text"><text:span text:style-name="T95"/></text:span></text:p>
      <text:p text:style-name="P110"><text:soft-page-break/><text:span text:style-name="Source_20_Text"><text:span text:style-name="T95"/></text:span></text:p>
      <text:p text:style-name="P110"><text:span text:style-name="Source_20_Text"><text:span text:style-name="T95"/></text:span></text:p>
      <text:p text:style-name="P110"><text:span text:style-name="Source_20_Text"><text:span text:style-name="T95"/></text:span></text:p>
      <text:p text:style-name="P172"><text:span text:style-name="Source_20_Text"><text:span text:style-name="T95">/!\ !!!!!!!!!!!!!!!!!!!!!!!!!!!!!!!!!!!!!!!!!!!!!!!!!!!!!!!!!!!!!!!!!!!!!!!!!!!!!!!!!!!!!!!!!!!!!!</text:span></text:span></text:p>
      <text:p text:style-name="P172"><text:span text:style-name="Source_20_Text"><text:span text:style-name="T95">Créer un fichier .env.test.local et copier dedans le contenu de .env.dev.local </text:span></text:span><text:span text:style-name="Source_20_Text"><text:span text:style-name="T96">+ Ajouter la ligne : </text:span></text:span><text:span text:style-name="Source_20_Text"><text:span text:style-name="T136">RECAPTCHA3_ENABLED</text:span></text:span><text:span text:style-name="Source_20_Text"><text:span text:style-name="T121">=</text:span></text:span><text:span text:style-name="Source_20_Text"><text:span text:style-name="T158">0</text:span></text:span></text:p>
      <text:p text:style-name="P172"><text:span text:style-name="Source_20_Text"><text:span text:style-name="T96">+ </text:span></text:span><text:span text:style-name="Source_20_Text"><text:span text:style-name="T100">Dans config/packages/karser_recaptcha3.yaml :</text:span></text:span></text:p>
      <text:p text:style-name="P172"><text:span text:style-name="Source_20_Text"><text:span text:style-name="T100">passer la ligne « enabled : false » (seulement pour les tests, remettre true une fois les tests finis)</text:span></text:span></text:p>
      <text:p text:style-name="P172"><text:span text:style-name="Source_20_Text"><text:span text:style-name="T95">/!\ !!!!!!!!!!!!!!!!!!!!!!!!!!!!!!!!!!!!!!!!!!!!!!!!!!!!!!!!!!!!!!!!!!!!!!!!!!!!!!!!!!!!!!!!!!!!!!</text:span></text:span></text:p>
      <text:p text:style-name="P168"><text:span text:style-name="Source_20_Text"><text:span text:style-name="T95"/></text:span></text:p>
      <text:p text:style-name="P169"><text:span text:style-name="Source_20_Text"><text:span text:style-name="T97">+</text:span></text:span></text:p>
      <text:p text:style-name="P169"><text:span text:style-name="Source_20_Text"><text:span text:style-name="T97">Ensuite il faut créer une nouvelle BDD :</text:span></text:span></text:p>
      <text:p text:style-name="P169"><text:span text:style-name="Source_20_Text"><text:span text:style-name="T97">php bin/console doctrine:database:create --env=test</text:span></text:span></text:p>
      <text:p text:style-name="P169"><text:span text:style-name="Source_20_Text"><text:span text:style-name="T97"/></text:span></text:p>
      <text:p text:style-name="P169"><text:span text:style-name="Source_20_Text"><text:span text:style-name="T97">→ La BDD symrecipe_test est créée</text:span></text:span></text:p>
      <text:p text:style-name="P169"><text:span text:style-name="Source_20_Text"><text:span text:style-name="T97"/></text:span></text:p>
      <text:p text:style-name="P170"><text:span text:style-name="Source_20_Text"><text:span text:style-name="T98">On peut également ajouter au fichier composer.json :</text:span></text:span></text:p>
      <text:p text:style-name="P170"><text:span text:style-name="Source_20_Text"><text:span text:style-name="T98"/></text:span></text:p>
      <text:p text:style-name="P170"><text:span text:style-name="Source_20_Text"><text:span text:style-name="T137">"fixtures_test"</text:span></text:span><text:span text:style-name="Source_20_Text"><text:span text:style-name="T122">: [</text:span></text:span></text:p>
      <text:p text:style-name="P139"><text:span text:style-name="T275">"php bin/console doctrine:database:drop --force --env=test"</text:span>,</text:p>
      <text:p text:style-name="P139"><text:span text:style-name="T275">"php bin/console doctrine:database:create --env=test"</text:span>,</text:p>
      <text:p text:style-name="P139"><text:span text:style-name="T275">"php bin/console doctrine:schema:update --force --complete –env=test",</text:span></text:p>
      <text:p text:style-name="P154">"php bin/console doctrine:fixtures:load --append --env=test"</text:p>
      <text:p text:style-name="P139">]</text:p>
      <text:p text:style-name="P170"><text:span text:style-name="Source_20_Text"><text:span text:style-name="T98"/></text:span></text:p>
      <text:p text:style-name="P170"><text:span text:style-name="Source_20_Text"><text:span text:style-name="T98">Pour pouvoir </text:span></text:span><text:span text:style-name="Source_20_Text"><text:span text:style-name="T99">créer </text:span></text:span><text:span text:style-name="Source_20_Text"><text:span text:style-name="T98">la BDD symrecipe_test </text:span></text:span><text:span text:style-name="Source_20_Text"><text:span text:style-name="T99">et ses tables (sans les remplir) </text:span></text:span><text:span text:style-name="Source_20_Text"><text:span text:style-name="T98">avec la commande :</text:span></text:span></text:p>
      <text:p text:style-name="P170"><text:span text:style-name="Source_20_Text"><text:span text:style-name="T98">composer fixtures_test</text:span></text:span></text:p>
      <text:p text:style-name="P169"><text:span text:style-name="Source_20_Text"><text:span text:style-name="T97"/></text:span></text:p>
      <text:p text:style-name="P123"><text:span text:style-name="Source_20_Text"><text:span text:style-name="T8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JetBrains Mono" svg:font-family="'JetBrains Mono', ui-monospace, 'Roboto Mono', SFMono-Regular, Menlo, Monaco, Consolas, 'Liberation Mon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arial" svg:font-family="arial" style:font-family-generic="swiss"/>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04T16:08:36.405549332</dc:date>
    <meta:editing-duration>P35DT22H41M6S</meta:editing-duration>
    <meta:editing-cycles>124</meta:editing-cycles>
    <meta:generator>LibreOffice/7.4.4.2$Linux_X86_64 LibreOffice_project/40$Build-2</meta:generator>
    <meta:document-statistic meta:table-count="0" meta:image-count="0" meta:object-count="0" meta:page-count="20" meta:paragraph-count="477" meta:word-count="3291" meta:character-count="22403" meta:non-whitespace-character-count="19494"/>
  </office:meta>
</office:document-meta>
</file>